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tium1" svg:font-family="Gentium"/>
    <style:font-face style:name="TimesNewRomanPSMT-Identity-H" svg:font-family="TimesNewRomanPSMT-Identity-H"/>
    <style:font-face style:name="F" svg:font-family="" style:font-family-generic="roman"/>
    <style:font-face style:name="Gentium" svg:font-family="Gentium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NewRomanPSMT-Identity-H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imesNewRomanPSMT-Identity-H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style:font-name="Gentium" fo:font-size="12pt" fo:language="en" fo:country="US" fo:font-style="normal" fo:text-shadow="none" style:text-underline-style="none" fo:font-weight="normal" style:text-underline-mode="continuous" style:text-line-through-mode="continuous" style:font-size-asian="12pt" style:language-asian="en" style:country-asian="US" style:font-style-asian="normal" style:font-weight-asian="normal" style:font-name-complex="Gentium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font-name="TimesNewRomanPSMT-Identity-H" fo:font-size="10.5pt" fo:language="en" fo:country="US" fo:font-style="normal" fo:text-shadow="none" style:text-underline-style="none" fo:font-weight="normal" style:text-underline-mode="continuous" style:text-line-through-mode="continuous" style:font-size-asian="10.5pt" style:language-asian="en" style:country-asian="US" style:font-style-asian="normal" style:font-weight-asian="normal" style:font-name-complex="TimesNewRomanPSMT-Identity-H" style:font-size-complex="5.94999980926514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font-name="Gentium1" fo:font-size="12pt" style:font-name-asian="Gentium1" style:font-size-asian="12pt" style:font-name-complex="Gentium1" style:font-size-complex="6.80000019073486pt"/>
    </style:style>
    <style:style style:name="T2" style:family="text">
      <style:text-properties style:font-name="Gentium" fo:font-size="12pt" style:font-name-asian="Gentium" style:font-size-asian="12pt" style:font-name-complex="Gentium" style:font-size-complex="6.80000019073486pt"/>
    </style:style>
  </office:automatic-styles>
  <office:body>
    <office:spreadsheet>
      <table:table table:name="Feuille1" table:style-name="ta1" table:print="false"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Lakhota</text:p>
          </table:table-cell>
          <table:table-cell office:value-type="string">
            <text:p>Dakota</text:p>
          </table:table-cell>
          <table:table-cell office:value-type="string">
            <text:p>Omaha</text:p>
          </table:table-cell>
          <table:table-cell office:value-type="string">
            <text:p>Kansa</text:p>
          </table:table-cell>
          <table:table-cell office:value-type="string">
            <text:p>Osage</text:p>
          </table:table-cell>
          <table:table-cell office:value-type="string">
            <text:p>Quapaw</text:p>
          </table:table-cell>
          <table:table-cell table:number-columns-repeated="13"/>
        </table:table-row>
        <table:table-row table:style-name="ro1">
          <table:table-cell office:value-type="string">
            <text:p>*y</text:p>
          </table:table-cell>
          <table:table-cell office:value-type="string">
            <text:p>*yo_phe</text:p>
          </table:table-cell>
          <table:table-cell table:style-name="ce3" office:value-type="string">
            <text:p>čhophá</text:p>
          </table:table-cell>
          <table:table-cell table:style-name="ce3"/>
          <table:table-cell table:style-name="ce3" office:value-type="string">
            <text:p>†žóhe</text:p>
          </table:table-cell>
          <table:table-cell table:style-name="ce3" office:value-type="string">
            <text:p>žophé</text:p>
          </table:table-cell>
          <table:table-cell table:style-name="ce3" office:value-type="string">
            <text:p>žó_phe</text:p>
          </table:table-cell>
          <table:table-cell table:style-name="ce3"/>
          <table:table-cell office:value-type="string">
            <text:p>wade</text:p>
          </table:table-cell>
          <table:table-cell/>
          <table:table-cell table:formula="of:=CONCATENATE(&quot;\ipa{&quot;;[.A3];&quot;} &amp;&quot;)" office:value-type="string" office:string-value="\ipa{*y} &amp;">
            <text:p>\ipa{*y} &amp;</text:p>
          </table:table-cell>
          <table:table-cell table:formula="of:=CONCATENATE(&quot;\ipa{&quot;;[.B3];&quot;} &amp;&quot;)" office:value-type="string" office:string-value="\ipa{*yo_phe} &amp;">
            <text:p>\ipa{*yo_phe} &amp;</text:p>
          </table:table-cell>
          <table:table-cell table:formula="of:=CONCATENATE(&quot;\ipa{&quot;;[.C3];&quot;} &amp;&quot;)" office:value-type="string" office:string-value="\ipa{čhophá} &amp;">
            <text:p>\ipa{čhophá} &amp;</text:p>
          </table:table-cell>
          <table:table-cell table:formula="of:=CONCATENATE(&quot;\ipa{&quot;;[.D3];&quot;} &amp;&quot;)" office:value-type="string" office:string-value="\ipa{} &amp;">
            <text:p>\ipa{} &amp;</text:p>
          </table:table-cell>
          <table:table-cell table:formula="of:=CONCATENATE(&quot;\ipa{&quot;;[.E3];&quot;} &amp;&quot;)" office:value-type="string" office:string-value="\ipa{†žóhe} &amp;">
            <text:p>\ipa{†žóhe} &amp;</text:p>
          </table:table-cell>
          <table:table-cell table:formula="of:=CONCATENATE(&quot;\ipa{&quot;;[.F3];&quot;} &amp;&quot;)" office:value-type="string" office:string-value="\ipa{žophé} &amp;">
            <text:p>\ipa{žophé} &amp;</text:p>
          </table:table-cell>
          <table:table-cell table:formula="of:=CONCATENATE(&quot;\ipa{&quot;;[.G3];&quot;} &amp;&quot;)" office:value-type="string" office:string-value="\ipa{žó_phe} &amp;">
            <text:p>\ipa{žó_phe} &amp;</text:p>
          </table:table-cell>
          <table:table-cell table:formula="of:=CONCATENATE(&quot;\ipa{&quot;;[.H3];&quot;} &amp;&quot;)" office:value-type="string" office:string-value="\ipa{} &amp;">
            <text:p>\ipa{} &amp;</text:p>
          </table:table-cell>
          <table:table-cell table:formula="of:=CONCATENATE([.I3];&quot; &amp;&quot;)" office:value-type="string" office:string-value="wade &amp;">
            <text:p>wade &amp;</text:p>
          </table:table-cell>
          <table:table-cell office:value-type="string">
            <text:p>\\</text:p>
          </table:table-cell>
          <table:table-cell/>
        </table:table-row>
        <table:table-row table:style-name="ro2">
          <table:table-cell office:value-type="string">
            <text:p>*y</text:p>
          </table:table-cell>
          <table:table-cell table:style-name="ce2" office:value-type="string">
            <text:p>*yá•pE</text:p>
          </table:table-cell>
          <table:table-cell table:style-name="ce3" office:value-type="string">
            <text:p>č<text:span text:style-name="T2">hápa</text:span></text:p>
          </table:table-cell>
          <table:table-cell table:style-name="ce3" office:value-type="string">
            <text:p>č<text:span text:style-name="T2">hápa</text:span></text:p>
          </table:table-cell>
          <table:table-cell table:style-name="ce2" office:value-type="string">
            <text:p>žá•be</text:p>
          </table:table-cell>
          <table:table-cell table:style-name="ce2" office:value-type="string">
            <text:p>žábe</text:p>
          </table:table-cell>
          <table:table-cell table:style-name="ce2"/>
          <table:table-cell table:style-name="ce2" office:value-type="string">
            <text:p>žáwe</text:p>
          </table:table-cell>
          <table:table-cell office:value-type="string">
            <text:p>beaver</text:p>
          </table:table-cell>
          <table:table-cell/>
          <table:table-cell office:value-type="string">
            <text:p>&amp;</text:p>
          </table:table-cell>
          <table:table-cell table:formula="of:=CONCATENATE(&quot;\ipa{&quot;;[.B4];&quot;} &amp;&quot;)" office:value-type="string" office:string-value="\ipa{*yá•pE} &amp;">
            <text:p>\ipa{*yá•pE} &amp;</text:p>
          </table:table-cell>
          <table:table-cell table:formula="of:=CONCATENATE(&quot;\ipa{&quot;;[.C4];&quot;} &amp;&quot;)" office:value-type="string" office:string-value="\ipa{čhápa} &amp;">
            <text:p>\ipa{čhápa} &amp;</text:p>
          </table:table-cell>
          <table:table-cell table:formula="of:=CONCATENATE(&quot;\ipa{&quot;;[.D4];&quot;} &amp;&quot;)" office:value-type="string" office:string-value="\ipa{čhápa} &amp;">
            <text:p>\ipa{čhápa} &amp;</text:p>
          </table:table-cell>
          <table:table-cell table:formula="of:=CONCATENATE(&quot;\ipa{&quot;;[.E4];&quot;} &amp;&quot;)" office:value-type="string" office:string-value="\ipa{žá•be} &amp;">
            <text:p>\ipa{žá•be} &amp;</text:p>
          </table:table-cell>
          <table:table-cell table:formula="of:=CONCATENATE(&quot;\ipa{&quot;;[.F4];&quot;} &amp;&quot;)" office:value-type="string" office:string-value="\ipa{žábe} &amp;">
            <text:p>\ipa{žábe} &amp;</text:p>
          </table:table-cell>
          <table:table-cell table:formula="of:=CONCATENATE(&quot;\ipa{&quot;;[.G4];&quot;} &amp;&quot;)" office:value-type="string" office:string-value="\ipa{} &amp;">
            <text:p>\ipa{} &amp;</text:p>
          </table:table-cell>
          <table:table-cell table:formula="of:=CONCATENATE(&quot;\ipa{&quot;;[.H4];&quot;} &amp;&quot;)" office:value-type="string" office:string-value="\ipa{žáwe} &amp;">
            <text:p>\ipa{žáwe} &amp;</text:p>
          </table:table-cell>
          <table:table-cell table:formula="of:=CONCATENATE([.I4];&quot; &amp;&quot;)" office:value-type="string" office:string-value="beaver &amp;">
            <text:p>beaver &amp;</text:p>
          </table:table-cell>
          <table:table-cell office:value-type="string">
            <text:p>\\</text:p>
          </table:table-cell>
          <table:table-cell/>
        </table:table-row>
        <table:table-row table:style-name="ro2">
          <table:table-cell office:value-type="string">
            <text:p>*y</text:p>
          </table:table-cell>
          <table:table-cell table:style-name="ce2" office:value-type="string">
            <text:p>*yá•že</text:p>
          </table:table-cell>
          <table:table-cell table:style-name="ce3" office:value-type="string">
            <text:p>č<text:span text:style-name="T2">hažé</text:span></text:p>
          </table:table-cell>
          <table:table-cell table:style-name="ce3" office:value-type="string">
            <text:p>č<text:span text:style-name="T2">hažé</text:span></text:p>
          </table:table-cell>
          <table:table-cell table:number-columns-repeated="3" table:style-name="ce2" office:value-type="string">
            <text:p>žá•že</text:p>
          </table:table-cell>
          <table:table-cell table:style-name="ce2" office:value-type="string">
            <text:p>žáže</text:p>
          </table:table-cell>
          <table:table-cell office:value-type="string">
            <text:p>name</text:p>
          </table:table-cell>
          <table:table-cell/>
          <table:table-cell office:value-type="string">
            <text:p>&amp;</text:p>
          </table:table-cell>
          <table:table-cell table:formula="of:=CONCATENATE(&quot;\ipa{&quot;;[.B5];&quot;} &amp;&quot;)" office:value-type="string" office:string-value="\ipa{*yá•že} &amp;">
            <text:p>\ipa{*yá•že} &amp;</text:p>
          </table:table-cell>
          <table:table-cell table:formula="of:=CONCATENATE(&quot;\ipa{&quot;;[.C5];&quot;} &amp;&quot;)" office:value-type="string" office:string-value="\ipa{čhažé} &amp;">
            <text:p>\ipa{čhažé} &amp;</text:p>
          </table:table-cell>
          <table:table-cell table:formula="of:=CONCATENATE(&quot;\ipa{&quot;;[.D5];&quot;} &amp;&quot;)" office:value-type="string" office:string-value="\ipa{čhažé} &amp;">
            <text:p>\ipa{čhažé} &amp;</text:p>
          </table:table-cell>
          <table:table-cell table:formula="of:=CONCATENATE(&quot;\ipa{&quot;;[.E5];&quot;} &amp;&quot;)" office:value-type="string" office:string-value="\ipa{žá•že} &amp;">
            <text:p>\ipa{žá•že} &amp;</text:p>
          </table:table-cell>
          <table:table-cell table:formula="of:=CONCATENATE(&quot;\ipa{&quot;;[.F5];&quot;} &amp;&quot;)" office:value-type="string" office:string-value="\ipa{žá•že} &amp;">
            <text:p>\ipa{žá•že} &amp;</text:p>
          </table:table-cell>
          <table:table-cell table:formula="of:=CONCATENATE(&quot;\ipa{&quot;;[.G5];&quot;} &amp;&quot;)" office:value-type="string" office:string-value="\ipa{žá•že} &amp;">
            <text:p>\ipa{žá•že} &amp;</text:p>
          </table:table-cell>
          <table:table-cell table:formula="of:=CONCATENATE(&quot;\ipa{&quot;;[.H5];&quot;} &amp;&quot;)" office:value-type="string" office:string-value="\ipa{žáže} &amp;">
            <text:p>\ipa{žáže} &amp;</text:p>
          </table:table-cell>
          <table:table-cell table:formula="of:=CONCATENATE([.I5];&quot; &amp;&quot;)" office:value-type="string" office:string-value="name &amp;">
            <text:p>name &amp;</text:p>
          </table:table-cell>
          <table:table-cell office:value-type="string">
            <text:p>\\</text:p>
          </table:table-cell>
          <table:table-cell/>
        </table:table-row>
        <table:table-row table:style-name="ro1">
          <table:table-cell office:value-type="string">
            <text:p>*y</text:p>
          </table:table-cell>
          <table:table-cell office:value-type="string">
            <text:p>*yeká</text:p>
          </table:table-cell>
          <table:table-cell office:value-type="string">
            <text:p>čhečá</text:p>
          </table:table-cell>
          <table:table-cell/>
          <table:table-cell table:number-columns-repeated="2" office:value-type="string">
            <text:p>žegá</text:p>
          </table:table-cell>
          <table:table-cell table:number-columns-repeated="2" office:value-type="string">
            <text:p>žeká</text:p>
          </table:table-cell>
          <table:table-cell office:value-type="string">
            <text:p>‘thigh’</text:p>
          </table:table-cell>
          <table:table-cell/>
          <table:table-cell office:value-type="string">
            <text:p>&amp;</text:p>
          </table:table-cell>
          <table:table-cell table:formula="of:=CONCATENATE(&quot;\ipa{&quot;;[.B6];&quot;} &amp;&quot;)" office:value-type="string" office:string-value="\ipa{*yeká} &amp;">
            <text:p>\ipa{*yeká} &amp;</text:p>
          </table:table-cell>
          <table:table-cell table:formula="of:=CONCATENATE(&quot;\ipa{&quot;;[.C6];&quot;} &amp;&quot;)" office:value-type="string" office:string-value="\ipa{čhečá} &amp;">
            <text:p>\ipa{čhečá} &amp;</text:p>
          </table:table-cell>
          <table:table-cell table:formula="of:=CONCATENATE(&quot;\ipa{&quot;;[.D6];&quot;} &amp;&quot;)" office:value-type="string" office:string-value="\ipa{} &amp;">
            <text:p>\ipa{} &amp;</text:p>
          </table:table-cell>
          <table:table-cell table:formula="of:=CONCATENATE(&quot;\ipa{&quot;;[.E6];&quot;} &amp;&quot;)" office:value-type="string" office:string-value="\ipa{žegá} &amp;">
            <text:p>\ipa{žegá} &amp;</text:p>
          </table:table-cell>
          <table:table-cell table:formula="of:=CONCATENATE(&quot;\ipa{&quot;;[.F6];&quot;} &amp;&quot;)" office:value-type="string" office:string-value="\ipa{žegá} &amp;">
            <text:p>\ipa{žegá} &amp;</text:p>
          </table:table-cell>
          <table:table-cell table:formula="of:=CONCATENATE(&quot;\ipa{&quot;;[.G6];&quot;} &amp;&quot;)" office:value-type="string" office:string-value="\ipa{žeká} &amp;">
            <text:p>\ipa{žeká} &amp;</text:p>
          </table:table-cell>
          <table:table-cell table:formula="of:=CONCATENATE(&quot;\ipa{&quot;;[.H6];&quot;} &amp;&quot;)" office:value-type="string" office:string-value="\ipa{žeká} &amp;">
            <text:p>\ipa{žeká} &amp;</text:p>
          </table:table-cell>
          <table:table-cell table:formula="of:=CONCATENATE([.I6];&quot; &amp;&quot;)" office:value-type="string" office:string-value="‘thigh’ &amp;">
            <text:p>‘thigh’ &amp;</text:p>
          </table:table-cell>
          <table:table-cell office:value-type="string">
            <text:p>\\</text:p>
          </table:table-cell>
          <table:table-cell/>
        </table:table-row>
        <table:table-row table:style-name="ro1">
          <table:table-cell office:value-type="string">
            <text:p>*y</text:p>
          </table:table-cell>
          <table:table-cell table:style-name="ce3" office:value-type="string">
            <text:p>*yá•phe</text:p>
          </table:table-cell>
          <table:table-cell table:style-name="ce3" office:value-type="string">
            <text:p>čha_phá</text:p>
          </table:table-cell>
          <table:table-cell table:style-name="ce3"/>
          <table:table-cell table:style-name="ce3" office:value-type="string">
            <text:p>žahe</text:p>
          </table:table-cell>
          <table:table-cell table:style-name="ce3" office:value-type="string">
            <text:p>žáphe</text:p>
          </table:table-cell>
          <table:table-cell office:value-type="string">
            <text:p>†žáphe</text:p>
          </table:table-cell>
          <table:table-cell table:style-name="ce3"/>
          <table:table-cell office:value-type="string">
            <text:p>stab</text:p>
          </table:table-cell>
          <table:table-cell/>
          <table:table-cell office:value-type="string">
            <text:p>&amp;</text:p>
          </table:table-cell>
          <table:table-cell table:formula="of:=CONCATENATE(&quot;\ipa{&quot;;[.B7];&quot;} &amp;&quot;)" office:value-type="string" office:string-value="\ipa{*yá•phe} &amp;">
            <text:p>\ipa{*yá•phe} &amp;</text:p>
          </table:table-cell>
          <table:table-cell table:formula="of:=CONCATENATE(&quot;\ipa{&quot;;[.C7];&quot;} &amp;&quot;)" office:value-type="string" office:string-value="\ipa{čha_phá} &amp;">
            <text:p>\ipa{čha_phá} &amp;</text:p>
          </table:table-cell>
          <table:table-cell table:formula="of:=CONCATENATE(&quot;\ipa{&quot;;[.D7];&quot;} &amp;&quot;)" office:value-type="string" office:string-value="\ipa{} &amp;">
            <text:p>\ipa{} &amp;</text:p>
          </table:table-cell>
          <table:table-cell table:formula="of:=CONCATENATE(&quot;\ipa{&quot;;[.E7];&quot;} &amp;&quot;)" office:value-type="string" office:string-value="\ipa{žahe} &amp;">
            <text:p>\ipa{žahe} &amp;</text:p>
          </table:table-cell>
          <table:table-cell table:formula="of:=CONCATENATE(&quot;\ipa{&quot;;[.F7];&quot;} &amp;&quot;)" office:value-type="string" office:string-value="\ipa{žáphe} &amp;">
            <text:p>\ipa{žáphe} &amp;</text:p>
          </table:table-cell>
          <table:table-cell table:formula="of:=CONCATENATE(&quot;\ipa{&quot;;[.G7];&quot;} &amp;&quot;)" office:value-type="string" office:string-value="\ipa{†žáphe} &amp;">
            <text:p>\ipa{†žáphe} &amp;</text:p>
          </table:table-cell>
          <table:table-cell table:formula="of:=CONCATENATE(&quot;\ipa{&quot;;[.H7];&quot;} &amp;&quot;)" office:value-type="string" office:string-value="\ipa{} &amp;">
            <text:p>\ipa{} &amp;</text:p>
          </table:table-cell>
          <table:table-cell table:formula="of:=CONCATENATE([.I7];&quot; &amp;&quot;)" office:value-type="string" office:string-value="stab &amp;">
            <text:p>stab &amp;</text:p>
          </table:table-cell>
          <table:table-cell office:value-type="string">
            <text:p>\\</text:p>
          </table:table-cell>
          <table:table-cell/>
        </table:table-row>
        <table:table-row table:style-name="ro1">
          <table:table-cell/>
          <table:table-cell table:style-name="ce3" table:number-columns-repeated="7"/>
          <table:table-cell table:number-columns-repeated="13"/>
        </table:table-row>
        <table:table-row table:style-name="ro2">
          <table:table-cell office:value-type="string">
            <text:p>*r-</text:p>
          </table:table-cell>
          <table:table-cell table:style-name="ce3" office:value-type="string">
            <text:p>*r<text:span text:style-name="T1">a-</text:span></text:p>
          </table:table-cell>
          <table:table-cell table:number-columns-repeated="2" table:style-name="ce3" office:value-type="string">
            <text:p>ya-</text:p>
          </table:table-cell>
          <table:table-cell table:style-name="ce2" office:value-type="string">
            <text:p>ða-</text:p>
          </table:table-cell>
          <table:table-cell table:style-name="ce2" office:value-type="string">
            <text:p>ya-</text:p>
          </table:table-cell>
          <table:table-cell table:style-name="ce2" office:value-type="string">
            <text:p>ða-</text:p>
          </table:table-cell>
          <table:table-cell table:style-name="ce2" office:value-type="string">
            <text:p>da-</text:p>
          </table:table-cell>
          <table:table-cell office:value-type="string">
            <text:p>by mouth</text:p>
          </table:table-cell>
          <table:table-cell/>
          <table:table-cell table:formula="of:=CONCATENATE(&quot;\ipa{&quot;;[.A9];&quot;} &amp;&quot;)" office:value-type="string" office:string-value="\ipa{*r-} &amp;">
            <text:p>\ipa{*r-} &amp;</text:p>
          </table:table-cell>
          <table:table-cell table:formula="of:=CONCATENATE(&quot;\ipa{&quot;;[.B9];&quot;} &amp;&quot;)" office:value-type="string" office:string-value="\ipa{*ra-} &amp;">
            <text:p>\ipa{*ra-} &amp;</text:p>
          </table:table-cell>
          <table:table-cell table:formula="of:=CONCATENATE(&quot;\ipa{&quot;;[.C9];&quot;} &amp;&quot;)" office:value-type="string" office:string-value="\ipa{ya-} &amp;">
            <text:p>\ipa{ya-} &amp;</text:p>
          </table:table-cell>
          <table:table-cell table:formula="of:=CONCATENATE(&quot;\ipa{&quot;;[.D9];&quot;} &amp;&quot;)" office:value-type="string" office:string-value="\ipa{ya-} &amp;">
            <text:p>\ipa{ya-} &amp;</text:p>
          </table:table-cell>
          <table:table-cell table:formula="of:=CONCATENATE(&quot;\ipa{&quot;;[.E9];&quot;} &amp;&quot;)" office:value-type="string" office:string-value="\ipa{ða-} &amp;">
            <text:p>\ipa{ða-} &amp;</text:p>
          </table:table-cell>
          <table:table-cell table:formula="of:=CONCATENATE(&quot;\ipa{&quot;;[.F9];&quot;} &amp;&quot;)" office:value-type="string" office:string-value="\ipa{ya-} &amp;">
            <text:p>\ipa{ya-} &amp;</text:p>
          </table:table-cell>
          <table:table-cell table:formula="of:=CONCATENATE(&quot;\ipa{&quot;;[.G9];&quot;} &amp;&quot;)" office:value-type="string" office:string-value="\ipa{ða-} &amp;">
            <text:p>\ipa{ða-} &amp;</text:p>
          </table:table-cell>
          <table:table-cell table:formula="of:=CONCATENATE(&quot;\ipa{&quot;;[.H9];&quot;} &amp;&quot;)" office:value-type="string" office:string-value="\ipa{da-} &amp;">
            <text:p>\ipa{da-} &amp;</text:p>
          </table:table-cell>
          <table:table-cell table:formula="of:=CONCATENATE([.I9];&quot; &amp;&quot;)" office:value-type="string" office:string-value="by mouth &amp;">
            <text:p>by mouth &amp;</text:p>
          </table:table-cell>
          <table:table-cell office:value-type="string">
            <text:p>\\</text:p>
          </table:table-cell>
          <table:table-cell/>
        </table:table-row>
        <table:table-row table:style-name="ro3">
          <table:table-cell office:value-type="string">
            <text:p>*r-</text:p>
          </table:table-cell>
          <table:table-cell office:value-type="string">
            <text:p>*ru-</text:p>
          </table:table-cell>
          <table:table-cell table:number-columns-repeated="2" office:value-type="string">
            <text:p>yu-</text:p>
          </table:table-cell>
          <table:table-cell table:style-name="ce2" office:value-type="string">
            <text:p>ði-</text:p>
          </table:table-cell>
          <table:table-cell table:style-name="ce2" office:value-type="string">
            <text:p>yü-</text:p>
          </table:table-cell>
          <table:table-cell table:style-name="ce2" office:value-type="string">
            <text:p>ðü-</text:p>
          </table:table-cell>
          <table:table-cell office:value-type="string">
            <text:p>di-</text:p>
          </table:table-cell>
          <table:table-cell office:value-type="string">
            <text:p>by hand</text:p>
          </table:table-cell>
          <table:table-cell/>
          <table:table-cell office:value-type="string">
            <text:p>&amp;</text:p>
          </table:table-cell>
          <table:table-cell table:formula="of:=CONCATENATE(&quot;\ipa{&quot;;[.B10];&quot;} &amp;&quot;)" office:value-type="string" office:string-value="\ipa{*ru-} &amp;">
            <text:p>\ipa{*ru-} &amp;</text:p>
          </table:table-cell>
          <table:table-cell table:formula="of:=CONCATENATE(&quot;\ipa{&quot;;[.C10];&quot;} &amp;&quot;)" office:value-type="string" office:string-value="\ipa{yu-} &amp;">
            <text:p>\ipa{yu-} &amp;</text:p>
          </table:table-cell>
          <table:table-cell table:formula="of:=CONCATENATE(&quot;\ipa{&quot;;[.D10];&quot;} &amp;&quot;)" office:value-type="string" office:string-value="\ipa{yu-} &amp;">
            <text:p>\ipa{yu-} &amp;</text:p>
          </table:table-cell>
          <table:table-cell table:formula="of:=CONCATENATE(&quot;\ipa{&quot;;[.E10];&quot;} &amp;&quot;)" office:value-type="string" office:string-value="\ipa{ði-} &amp;">
            <text:p>\ipa{ði-} &amp;</text:p>
          </table:table-cell>
          <table:table-cell table:formula="of:=CONCATENATE(&quot;\ipa{&quot;;[.F10];&quot;} &amp;&quot;)" office:value-type="string" office:string-value="\ipa{yü-} &amp;">
            <text:p>\ipa{yü-} &amp;</text:p>
          </table:table-cell>
          <table:table-cell table:formula="of:=CONCATENATE(&quot;\ipa{&quot;;[.G10];&quot;} &amp;&quot;)" office:value-type="string" office:string-value="\ipa{ðü-} &amp;">
            <text:p>\ipa{ðü-} &amp;</text:p>
          </table:table-cell>
          <table:table-cell table:formula="of:=CONCATENATE(&quot;\ipa{&quot;;[.H10];&quot;} &amp;&quot;)" office:value-type="string" office:string-value="\ipa{di-} &amp;">
            <text:p>\ipa{di-} &amp;</text:p>
          </table:table-cell>
          <table:table-cell table:formula="of:=CONCATENATE([.I10];&quot; &amp;&quot;)" office:value-type="string" office:string-value="by hand &amp;">
            <text:p>by hand &amp;</text:p>
          </table:table-cell>
          <table:table-cell office:value-type="string">
            <text:p>\\</text:p>
          </table:table-cell>
          <table:table-cell/>
        </table:table-row>
        <table:table-row table:style-name="ro3">
          <table:table-cell office:value-type="string">
            <text:p>*r-</text:p>
          </table:table-cell>
          <table:table-cell office:value-type="string">
            <text:p>*xurá</text:p>
          </table:table-cell>
          <table:table-cell office:value-type="string">
            <text:p>xuyá</text:p>
          </table:table-cell>
          <table:table-cell/>
          <table:table-cell table:style-name="ce2" office:value-type="string">
            <text:p>xiðá</text:p>
          </table:table-cell>
          <table:table-cell table:style-name="ce2" office:value-type="string">
            <text:p>xüyá</text:p>
          </table:table-cell>
          <table:table-cell table:style-name="ce2" office:value-type="string">
            <text:p>†xüðá</text:p>
          </table:table-cell>
          <table:table-cell office:value-type="string">
            <text:p>xidá</text:p>
          </table:table-cell>
          <table:table-cell office:value-type="string">
            <text:p>eagle</text:p>
          </table:table-cell>
          <table:table-cell/>
          <table:table-cell office:value-type="string">
            <text:p>&amp;</text:p>
          </table:table-cell>
          <table:table-cell table:formula="of:=CONCATENATE(&quot;\ipa{&quot;;[.B11];&quot;} &amp;&quot;)" office:value-type="string" office:string-value="\ipa{*xurá} &amp;">
            <text:p>\ipa{*xurá} &amp;</text:p>
          </table:table-cell>
          <table:table-cell table:formula="of:=CONCATENATE(&quot;\ipa{&quot;;[.C11];&quot;} &amp;&quot;)" office:value-type="string" office:string-value="\ipa{xuyá} &amp;">
            <text:p>\ipa{xuyá} &amp;</text:p>
          </table:table-cell>
          <table:table-cell table:formula="of:=CONCATENATE(&quot;\ipa{&quot;;[.D11];&quot;} &amp;&quot;)" office:value-type="string" office:string-value="\ipa{} &amp;">
            <text:p>\ipa{} &amp;</text:p>
          </table:table-cell>
          <table:table-cell table:formula="of:=CONCATENATE(&quot;\ipa{&quot;;[.E11];&quot;} &amp;&quot;)" office:value-type="string" office:string-value="\ipa{xiðá} &amp;">
            <text:p>\ipa{xiðá} &amp;</text:p>
          </table:table-cell>
          <table:table-cell table:formula="of:=CONCATENATE(&quot;\ipa{&quot;;[.F11];&quot;} &amp;&quot;)" office:value-type="string" office:string-value="\ipa{xüyá} &amp;">
            <text:p>\ipa{xüyá} &amp;</text:p>
          </table:table-cell>
          <table:table-cell table:formula="of:=CONCATENATE(&quot;\ipa{&quot;;[.G11];&quot;} &amp;&quot;)" office:value-type="string" office:string-value="\ipa{†xüðá} &amp;">
            <text:p>\ipa{†xüðá} &amp;</text:p>
          </table:table-cell>
          <table:table-cell table:formula="of:=CONCATENATE(&quot;\ipa{&quot;;[.H11];&quot;} &amp;&quot;)" office:value-type="string" office:string-value="\ipa{xidá} &amp;">
            <text:p>\ipa{xidá} &amp;</text:p>
          </table:table-cell>
          <table:table-cell table:formula="of:=CONCATENATE([.I11];&quot; &amp;&quot;)" office:value-type="string" office:string-value="eagle &amp;">
            <text:p>eagle &amp;</text:p>
          </table:table-cell>
          <table:table-cell office:value-type="string">
            <text:p>\\</text:p>
          </table:table-cell>
          <table:table-cell/>
        </table:table-row>
        <table:table-row table:style-name="ro3">
          <table:table-cell office:value-type="string">
            <text:p>*r-</text:p>
          </table:table-cell>
          <table:table-cell office:value-type="string">
            <text:p>*rÉ</text:p>
          </table:table-cell>
          <table:table-cell office:value-type="string">
            <text:p>yA´</text:p>
          </table:table-cell>
          <table:table-cell/>
          <table:table-cell table:style-name="ce2" office:value-type="string">
            <text:p>ðÉ</text:p>
          </table:table-cell>
          <table:table-cell table:style-name="ce2" office:value-type="string">
            <text:p>yÉ</text:p>
          </table:table-cell>
          <table:table-cell table:style-name="ce2" office:value-type="string">
            <text:p>†ðÉ</text:p>
          </table:table-cell>
          <table:table-cell office:value-type="string">
            <text:p>dÉ</text:p>
          </table:table-cell>
          <table:table-cell office:value-type="string">
            <text:p>go</text:p>
          </table:table-cell>
          <table:table-cell/>
          <table:table-cell office:value-type="string">
            <text:p>&amp;</text:p>
          </table:table-cell>
          <table:table-cell table:formula="of:=CONCATENATE(&quot;\ipa{&quot;;[.B12];&quot;} &amp;&quot;)" office:value-type="string" office:string-value="\ipa{*rÉ} &amp;">
            <text:p>\ipa{*rÉ} &amp;</text:p>
          </table:table-cell>
          <table:table-cell table:formula="of:=CONCATENATE(&quot;\ipa{&quot;;[.C12];&quot;} &amp;&quot;)" office:value-type="string" office:string-value="\ipa{yA´} &amp;">
            <text:p>\ipa{yA´} &amp;</text:p>
          </table:table-cell>
          <table:table-cell table:formula="of:=CONCATENATE(&quot;\ipa{&quot;;[.D12];&quot;} &amp;&quot;)" office:value-type="string" office:string-value="\ipa{} &amp;">
            <text:p>\ipa{} &amp;</text:p>
          </table:table-cell>
          <table:table-cell table:formula="of:=CONCATENATE(&quot;\ipa{&quot;;[.E12];&quot;} &amp;&quot;)" office:value-type="string" office:string-value="\ipa{ðÉ} &amp;">
            <text:p>\ipa{ðÉ} &amp;</text:p>
          </table:table-cell>
          <table:table-cell table:formula="of:=CONCATENATE(&quot;\ipa{&quot;;[.F12];&quot;} &amp;&quot;)" office:value-type="string" office:string-value="\ipa{yÉ} &amp;">
            <text:p>\ipa{yÉ} &amp;</text:p>
          </table:table-cell>
          <table:table-cell table:formula="of:=CONCATENATE(&quot;\ipa{&quot;;[.G12];&quot;} &amp;&quot;)" office:value-type="string" office:string-value="\ipa{†ðÉ} &amp;">
            <text:p>\ipa{†ðÉ} &amp;</text:p>
          </table:table-cell>
          <table:table-cell table:formula="of:=CONCATENATE(&quot;\ipa{&quot;;[.H12];&quot;} &amp;&quot;)" office:value-type="string" office:string-value="\ipa{dÉ} &amp;">
            <text:p>\ipa{dÉ} &amp;</text:p>
          </table:table-cell>
          <table:table-cell table:formula="of:=CONCATENATE([.I12];&quot; &amp;&quot;)" office:value-type="string" office:string-value="go &amp;">
            <text:p>go &amp;</text:p>
          </table:table-cell>
          <table:table-cell office:value-type="string">
            <text:p>\\</text:p>
          </table:table-cell>
          <table:table-cell/>
        </table:table-row>
        <table:table-row table:style-name="ro3">
          <table:table-cell table:number-columns-repeated="4"/>
          <table:table-cell table:style-name="ce2" table:number-columns-repeated="3"/>
          <table:table-cell table:number-columns-repeated="14"/>
        </table:table-row>
        <table:table-row table:style-name="ro3">
          <table:table-cell office:value-type="string">
            <text:p>*R</text:p>
          </table:table-cell>
          <table:table-cell office:value-type="string">
            <text:p>*Ró•te</text:p>
          </table:table-cell>
          <table:table-cell office:value-type="string">
            <text:p>loté</text:p>
          </table:table-cell>
          <table:table-cell office:value-type="string">
            <text:p>doté</text:p>
          </table:table-cell>
          <table:table-cell table:style-name="ce2" office:value-type="string">
            <text:p>nó•de</text:p>
          </table:table-cell>
          <table:table-cell table:style-name="ce2" office:value-type="string">
            <text:p>dó•ǰe</text:p>
          </table:table-cell>
          <table:table-cell table:style-name="ce2" office:value-type="string">
            <text:p>tóce</text:p>
          </table:table-cell>
          <table:table-cell office:value-type="string">
            <text:p>tótte</text:p>
          </table:table-cell>
          <table:table-cell office:value-type="string">
            <text:p>throat</text:p>
          </table:table-cell>
          <table:table-cell/>
          <table:table-cell table:formula="of:=CONCATENATE(&quot;\ipa{&quot;;[.A14];&quot;} &amp;&quot;)" office:value-type="string" office:string-value="\ipa{*R} &amp;">
            <text:p>\ipa{*R} &amp;</text:p>
          </table:table-cell>
          <table:table-cell table:formula="of:=CONCATENATE(&quot;\ipa{&quot;;[.B14];&quot;} &amp;&quot;)" office:value-type="string" office:string-value="\ipa{*Ró•te} &amp;">
            <text:p>\ipa{*Ró•te} &amp;</text:p>
          </table:table-cell>
          <table:table-cell table:formula="of:=CONCATENATE(&quot;\ipa{&quot;;[.C14];&quot;} &amp;&quot;)" office:value-type="string" office:string-value="\ipa{loté} &amp;">
            <text:p>\ipa{loté} &amp;</text:p>
          </table:table-cell>
          <table:table-cell table:formula="of:=CONCATENATE(&quot;\ipa{&quot;;[.D14];&quot;} &amp;&quot;)" office:value-type="string" office:string-value="\ipa{doté} &amp;">
            <text:p>\ipa{doté} &amp;</text:p>
          </table:table-cell>
          <table:table-cell table:formula="of:=CONCATENATE(&quot;\ipa{&quot;;[.E14];&quot;} &amp;&quot;)" office:value-type="string" office:string-value="\ipa{nó•de} &amp;">
            <text:p>\ipa{nó•de} &amp;</text:p>
          </table:table-cell>
          <table:table-cell table:formula="of:=CONCATENATE(&quot;\ipa{&quot;;[.F14];&quot;} &amp;&quot;)" office:value-type="string" office:string-value="\ipa{dó•ǰe} &amp;">
            <text:p>\ipa{dó•ǰe} &amp;</text:p>
          </table:table-cell>
          <table:table-cell table:formula="of:=CONCATENATE(&quot;\ipa{&quot;;[.G14];&quot;} &amp;&quot;)" office:value-type="string" office:string-value="\ipa{tóce} &amp;">
            <text:p>\ipa{tóce} &amp;</text:p>
          </table:table-cell>
          <table:table-cell table:formula="of:=CONCATENATE(&quot;\ipa{&quot;;[.H14];&quot;} &amp;&quot;)" office:value-type="string" office:string-value="\ipa{tótte} &amp;">
            <text:p>\ipa{tótte} &amp;</text:p>
          </table:table-cell>
          <table:table-cell table:formula="of:=CONCATENATE([.I14];&quot; &amp;&quot;)" office:value-type="string" office:string-value="throat &amp;">
            <text:p>throat &amp;</text:p>
          </table:table-cell>
          <table:table-cell office:value-type="string">
            <text:p>\\</text:p>
          </table:table-cell>
          <table:table-cell/>
        </table:table-row>
        <table:table-row table:style-name="ro2">
          <table:table-cell office:value-type="string">
            <text:p>*R</text:p>
          </table:table-cell>
          <table:table-cell office:value-type="string">
            <text:p>*(i-)<text:span text:style-name="T2">Rekší</text:span></text:p>
          </table:table-cell>
          <table:table-cell table:style-name="ce2" office:value-type="string">
            <text:p>lekší</text:p>
          </table:table-cell>
          <table:table-cell table:style-name="ce2" office:value-type="string">
            <text:p>dekší</text:p>
          </table:table-cell>
          <table:table-cell table:style-name="ce2" office:value-type="string">
            <text:p>inégi</text:p>
          </table:table-cell>
          <table:table-cell table:style-name="ce3" office:value-type="string">
            <text:p>i<text:span text:style-name="T1">ǰ</text:span><text:span text:style-name="T2">égi</text:span></text:p>
          </table:table-cell>
          <table:table-cell table:style-name="ce3"/>
          <table:table-cell table:style-name="ce2" office:value-type="string">
            <text:p>ittéke</text:p>
          </table:table-cell>
          <table:table-cell office:value-type="string">
            <text:p>MB</text:p>
          </table:table-cell>
          <table:table-cell/>
          <table:table-cell office:value-type="string">
            <text:p>&amp;</text:p>
          </table:table-cell>
          <table:table-cell table:formula="of:=CONCATENATE(&quot;\ipa{&quot;;[.B15];&quot;} &amp;&quot;)" office:value-type="string" office:string-value="\ipa{*(i-)Rekší} &amp;">
            <text:p>\ipa{*(i-)Rekší} &amp;</text:p>
          </table:table-cell>
          <table:table-cell table:formula="of:=CONCATENATE(&quot;\ipa{&quot;;[.C15];&quot;} &amp;&quot;)" office:value-type="string" office:string-value="\ipa{lekší} &amp;">
            <text:p>\ipa{lekší} &amp;</text:p>
          </table:table-cell>
          <table:table-cell table:formula="of:=CONCATENATE(&quot;\ipa{&quot;;[.D15];&quot;} &amp;&quot;)" office:value-type="string" office:string-value="\ipa{dekší} &amp;">
            <text:p>\ipa{dekší} &amp;</text:p>
          </table:table-cell>
          <table:table-cell table:formula="of:=CONCATENATE(&quot;\ipa{&quot;;[.E15];&quot;} &amp;&quot;)" office:value-type="string" office:string-value="\ipa{inégi} &amp;">
            <text:p>\ipa{inégi} &amp;</text:p>
          </table:table-cell>
          <table:table-cell table:formula="of:=CONCATENATE(&quot;\ipa{&quot;;[.F15];&quot;} &amp;&quot;)" office:value-type="string" office:string-value="\ipa{iǰégi} &amp;">
            <text:p>\ipa{iǰégi} &amp;</text:p>
          </table:table-cell>
          <table:table-cell table:formula="of:=CONCATENATE(&quot;\ipa{&quot;;[.G15];&quot;} &amp;&quot;)" office:value-type="string" office:string-value="\ipa{} &amp;">
            <text:p>\ipa{} &amp;</text:p>
          </table:table-cell>
          <table:table-cell table:formula="of:=CONCATENATE(&quot;\ipa{&quot;;[.H15];&quot;} &amp;&quot;)" office:value-type="string" office:string-value="\ipa{ittéke} &amp;">
            <text:p>\ipa{ittéke} &amp;</text:p>
          </table:table-cell>
          <table:table-cell table:formula="of:=CONCATENATE([.I15];&quot; &amp;&quot;)" office:value-type="string" office:string-value="MB &amp;">
            <text:p>MB &amp;</text:p>
          </table:table-cell>
          <table:table-cell office:value-type="string">
            <text:p>\\</text:p>
          </table:table-cell>
          <table:table-cell/>
        </table:table-row>
        <table:table-row table:style-name="ro1">
          <table:table-cell office:value-type="string">
            <text:p>*R</text:p>
          </table:table-cell>
          <table:table-cell office:value-type="string">
            <text:p>*Rá</text:p>
          </table:table-cell>
          <table:table-cell office:value-type="string">
            <text:p>lá</text:p>
          </table:table-cell>
          <table:table-cell office:value-type="string">
            <text:p>da</text:p>
          </table:table-cell>
          <table:table-cell office:value-type="string">
            <text:p>wana</text:p>
          </table:table-cell>
          <table:table-cell office:value-type="string">
            <text:p>da</text:p>
          </table:table-cell>
          <table:table-cell/>
          <table:table-cell office:value-type="string">
            <text:p>wattá?</text:p>
          </table:table-cell>
          <table:table-cell office:value-type="string">
            <text:p>ask</text:p>
          </table:table-cell>
          <table:table-cell/>
          <table:table-cell office:value-type="string">
            <text:p>&amp;</text:p>
          </table:table-cell>
          <table:table-cell table:formula="of:=CONCATENATE(&quot;\ipa{&quot;;[.B16];&quot;} &amp;&quot;)" office:value-type="string" office:string-value="\ipa{*Rá} &amp;">
            <text:p>\ipa{*Rá} &amp;</text:p>
          </table:table-cell>
          <table:table-cell table:formula="of:=CONCATENATE(&quot;\ipa{&quot;;[.C16];&quot;} &amp;&quot;)" office:value-type="string" office:string-value="\ipa{lá} &amp;">
            <text:p>\ipa{lá} &amp;</text:p>
          </table:table-cell>
          <table:table-cell table:formula="of:=CONCATENATE(&quot;\ipa{&quot;;[.D16];&quot;} &amp;&quot;)" office:value-type="string" office:string-value="\ipa{da} &amp;">
            <text:p>\ipa{da} &amp;</text:p>
          </table:table-cell>
          <table:table-cell table:formula="of:=CONCATENATE(&quot;\ipa{&quot;;[.E16];&quot;} &amp;&quot;)" office:value-type="string" office:string-value="\ipa{wana} &amp;">
            <text:p>\ipa{wana} &amp;</text:p>
          </table:table-cell>
          <table:table-cell table:formula="of:=CONCATENATE(&quot;\ipa{&quot;;[.F16];&quot;} &amp;&quot;)" office:value-type="string" office:string-value="\ipa{da} &amp;">
            <text:p>\ipa{da} &amp;</text:p>
          </table:table-cell>
          <table:table-cell table:formula="of:=CONCATENATE(&quot;\ipa{&quot;;[.G16];&quot;} &amp;&quot;)" office:value-type="string" office:string-value="\ipa{} &amp;">
            <text:p>\ipa{} &amp;</text:p>
          </table:table-cell>
          <table:table-cell table:formula="of:=CONCATENATE(&quot;\ipa{&quot;;[.H16];&quot;} &amp;&quot;)" office:value-type="string" office:string-value="\ipa{wattá?} &amp;">
            <text:p>\ipa{wattá?} &amp;</text:p>
          </table:table-cell>
          <table:table-cell table:formula="of:=CONCATENATE([.I16];&quot; &amp;&quot;)" office:value-type="string" office:string-value="ask &amp;">
            <text:p>ask &amp;</text:p>
          </table:table-cell>
          <table:table-cell office:value-type="string">
            <text:p>\\</text:p>
          </table:table-cell>
          <table:table-cell/>
        </table:table-row>
        <table:table-row table:style-name="ro1">
          <table:table-cell office:value-type="string">
            <text:p>*R</text:p>
          </table:table-cell>
          <table:table-cell office:value-type="string">
            <text:p>*Ré•že</text:p>
          </table:table-cell>
          <table:table-cell office:value-type="string">
            <text:p>ležé</text:p>
          </table:table-cell>
          <table:table-cell office:value-type="string">
            <text:p>dežé</text:p>
          </table:table-cell>
          <table:table-cell office:value-type="string">
            <text:p>néže</text:p>
          </table:table-cell>
          <table:table-cell office:value-type="string">
            <text:p>ǰéže</text:p>
          </table:table-cell>
          <table:table-cell/>
          <table:table-cell office:value-type="string">
            <text:p>déže</text:p>
          </table:table-cell>
          <table:table-cell office:value-type="string">
            <text:p>urine</text:p>
          </table:table-cell>
          <table:table-cell/>
          <table:table-cell office:value-type="string">
            <text:p>&amp;</text:p>
          </table:table-cell>
          <table:table-cell table:formula="of:=CONCATENATE(&quot;\ipa{&quot;;[.B17];&quot;} &amp;&quot;)" office:value-type="string" office:string-value="\ipa{*Ré•že} &amp;">
            <text:p>\ipa{*Ré•že} &amp;</text:p>
          </table:table-cell>
          <table:table-cell table:formula="of:=CONCATENATE(&quot;\ipa{&quot;;[.C17];&quot;} &amp;&quot;)" office:value-type="string" office:string-value="\ipa{ležé} &amp;">
            <text:p>\ipa{ležé} &amp;</text:p>
          </table:table-cell>
          <table:table-cell table:formula="of:=CONCATENATE(&quot;\ipa{&quot;;[.D17];&quot;} &amp;&quot;)" office:value-type="string" office:string-value="\ipa{dežé} &amp;">
            <text:p>\ipa{dežé} &amp;</text:p>
          </table:table-cell>
          <table:table-cell table:formula="of:=CONCATENATE(&quot;\ipa{&quot;;[.E17];&quot;} &amp;&quot;)" office:value-type="string" office:string-value="\ipa{néže} &amp;">
            <text:p>\ipa{néže} &amp;</text:p>
          </table:table-cell>
          <table:table-cell table:formula="of:=CONCATENATE(&quot;\ipa{&quot;;[.F17];&quot;} &amp;&quot;)" office:value-type="string" office:string-value="\ipa{ǰéže} &amp;">
            <text:p>\ipa{ǰéže} &amp;</text:p>
          </table:table-cell>
          <table:table-cell table:formula="of:=CONCATENATE(&quot;\ipa{&quot;;[.G17];&quot;} &amp;&quot;)" office:value-type="string" office:string-value="\ipa{} &amp;">
            <text:p>\ipa{} &amp;</text:p>
          </table:table-cell>
          <table:table-cell table:formula="of:=CONCATENATE(&quot;\ipa{&quot;;[.H17];&quot;} &amp;&quot;)" office:value-type="string" office:string-value="\ipa{déže} &amp;">
            <text:p>\ipa{déže} &amp;</text:p>
          </table:table-cell>
          <table:table-cell table:formula="of:=CONCATENATE([.I17];&quot; &amp;&quot;)" office:value-type="string" office:string-value="urine &amp;">
            <text:p>urine &amp;</text:p>
          </table:table-cell>
          <table:table-cell office:value-type="string">
            <text:p>\\</text:p>
          </table:table-cell>
          <table:table-cell/>
        </table:table-row>
        <table:table-row table:style-name="ro1">
          <table:table-cell office:value-type="string">
            <text:p>*R</text:p>
          </table:table-cell>
          <table:table-cell office:value-type="string">
            <text:p>*Ré</text:p>
          </table:table-cell>
          <table:table-cell office:value-type="string">
            <text:p>o_lé</text:p>
          </table:table-cell>
          <table:table-cell office:value-type="string">
            <text:p>o_dé</text:p>
          </table:table-cell>
          <table:table-cell office:value-type="string">
            <text:p>o_ne</text:p>
          </table:table-cell>
          <table:table-cell office:value-type="string">
            <text:p>o_ǰé</text:p>
          </table:table-cell>
          <table:table-cell office:value-type="string">
            <text:p>†o_cé</text:p>
          </table:table-cell>
          <table:table-cell office:value-type="string">
            <text:p>otté</text:p>
          </table:table-cell>
          <table:table-cell office:value-type="string">
            <text:p>hunt, look for</text:p>
          </table:table-cell>
          <table:table-cell/>
          <table:table-cell office:value-type="string">
            <text:p>&amp;</text:p>
          </table:table-cell>
          <table:table-cell table:formula="of:=CONCATENATE(&quot;\ipa{&quot;;[.B18];&quot;} &amp;&quot;)" office:value-type="string" office:string-value="\ipa{*Ré} &amp;">
            <text:p>\ipa{*Ré} &amp;</text:p>
          </table:table-cell>
          <table:table-cell table:formula="of:=CONCATENATE(&quot;\ipa{&quot;;[.C18];&quot;} &amp;&quot;)" office:value-type="string" office:string-value="\ipa{o_lé} &amp;">
            <text:p>\ipa{o_lé} &amp;</text:p>
          </table:table-cell>
          <table:table-cell table:formula="of:=CONCATENATE(&quot;\ipa{&quot;;[.D18];&quot;} &amp;&quot;)" office:value-type="string" office:string-value="\ipa{o_dé} &amp;">
            <text:p>\ipa{o_dé} &amp;</text:p>
          </table:table-cell>
          <table:table-cell table:formula="of:=CONCATENATE(&quot;\ipa{&quot;;[.E18];&quot;} &amp;&quot;)" office:value-type="string" office:string-value="\ipa{o_ne} &amp;">
            <text:p>\ipa{o_ne} &amp;</text:p>
          </table:table-cell>
          <table:table-cell table:formula="of:=CONCATENATE(&quot;\ipa{&quot;;[.F18];&quot;} &amp;&quot;)" office:value-type="string" office:string-value="\ipa{o_ǰé} &amp;">
            <text:p>\ipa{o_ǰé} &amp;</text:p>
          </table:table-cell>
          <table:table-cell table:formula="of:=CONCATENATE(&quot;\ipa{&quot;;[.G18];&quot;} &amp;&quot;)" office:value-type="string" office:string-value="\ipa{†o_cé} &amp;">
            <text:p>\ipa{†o_cé} &amp;</text:p>
          </table:table-cell>
          <table:table-cell table:formula="of:=CONCATENATE(&quot;\ipa{&quot;;[.H18];&quot;} &amp;&quot;)" office:value-type="string" office:string-value="\ipa{otté} &amp;">
            <text:p>\ipa{otté} &amp;</text:p>
          </table:table-cell>
          <table:table-cell table:formula="of:=CONCATENATE([.I18];&quot; &amp;&quot;)" office:value-type="string" office:string-value="hunt, look for &amp;">
            <text:p>hunt, look for &amp;</text:p>
          </table:table-cell>
          <table:table-cell office:value-type="string">
            <text:p>\\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*y</text:p>
          </table:table-cell>
          <table:table-cell office:value-type="string">
            <text:p>*yį́ka</text:p>
          </table:table-cell>
          <table:table-cell office:value-type="string">
            <text:p>čhįčá</text:p>
          </table:table-cell>
          <table:table-cell/>
          <table:table-cell table:number-columns-repeated="2" office:value-type="string">
            <text:p>žį́ga</text:p>
          </table:table-cell>
          <table:table-cell table:number-columns-repeated="2" office:value-type="string">
            <text:p>žį́ka</text:p>
          </table:table-cell>
          <table:table-cell office:value-type="string">
            <text:p>little</text:p>
          </table:table-cell>
          <table:table-cell table:number-columns-repeated="12"/>
        </table:table-row>
        <table:table-row table:style-name="ro4">
          <table:table-cell office:value-type="string">
            <text:p>*y</text:p>
          </table:table-cell>
          <table:table-cell/>
          <table:table-cell table:style-name="ce4" office:value-type="string">
            <text:p>ečhíŋ, ečháŋmi</text:p>
          </table:table-cell>
          <table:table-cell table:number-columns-repeated="2"/>
          <table:table-cell table:style-name="ce4" office:value-type="string">
            <text:p>ažį́, ažamį</text:p>
          </table:table-cell>
          <table:table-cell/>
          <table:table-cell office:value-type="string">
            <text:p>ážį</text:p>
          </table:table-cell>
          <table:table-cell office:value-type="string">
            <text:p>think</text:p>
          </table:table-cell>
          <table:table-cell/>
          <table:table-cell office:value-type="string">
            <text:p>&amp;</text:p>
          </table:table-cell>
          <table:table-cell table:formula="of:=CONCATENATE(&quot;\ipa{&quot;;[.B21];&quot;} &amp;&quot;)" office:value-type="string" office:string-value="\ipa{} &amp;">
            <text:p>\ipa{} &amp;</text:p>
          </table:table-cell>
          <table:table-cell table:formula="of:=CONCATENATE(&quot;\ipa{&quot;;[.C21];&quot;} &amp;&quot;)" office:value-type="string" office:string-value="\ipa{ečhíŋ, ečháŋmi} &amp;">
            <text:p>\ipa{ečhíŋ, ečháŋmi} &amp;</text:p>
          </table:table-cell>
          <table:table-cell table:formula="of:=CONCATENATE(&quot;\ipa{&quot;;[.D21];&quot;} &amp;&quot;)" office:value-type="string" office:string-value="\ipa{} &amp;">
            <text:p>\ipa{} &amp;</text:p>
          </table:table-cell>
          <table:table-cell table:formula="of:=CONCATENATE(&quot;\ipa{&quot;;[.E21];&quot;} &amp;&quot;)" office:value-type="string" office:string-value="\ipa{} &amp;">
            <text:p>\ipa{} &amp;</text:p>
          </table:table-cell>
          <table:table-cell table:formula="of:=CONCATENATE(&quot;\ipa{&quot;;[.F21];&quot;} &amp;&quot;)" office:value-type="string" office:string-value="\ipa{ažį́, ažamį} &amp;">
            <text:p>\ipa{ažį́, ažamį} &amp;</text:p>
          </table:table-cell>
          <table:table-cell table:formula="of:=CONCATENATE(&quot;\ipa{&quot;;[.G21];&quot;} &amp;&quot;)" office:value-type="string" office:string-value="\ipa{} &amp;">
            <text:p>\ipa{} &amp;</text:p>
          </table:table-cell>
          <table:table-cell table:formula="of:=CONCATENATE(&quot;\ipa{&quot;;[.H21];&quot;} &amp;&quot;)" office:value-type="string" office:string-value="\ipa{ážį} &amp;">
            <text:p>\ipa{ážį} &amp;</text:p>
          </table:table-cell>
          <table:table-cell table:formula="of:=CONCATENATE([.I21];&quot; &amp;&quot;)" office:value-type="string" office:string-value="think &amp;">
            <text:p>think &amp;</text:p>
          </table:table-cell>
          <table:table-cell office:value-type="string">
            <text:p>\\</text:p>
          </table:table-cell>
          <table:table-cell/>
        </table:table-row>
        <table:table-row table:style-name="ro2">
          <table:table-cell office:value-type="string">
            <text:p>*y</text:p>
          </table:table-cell>
          <table:table-cell office:value-type="string">
            <text:p>*y<text:span text:style-name="T1">ą</text:span></text:p>
          </table:table-cell>
          <table:table-cell table:style-name="ce3" office:value-type="string">
            <text:p>č<text:span text:style-name="T2">h</text:span><text:span text:style-name="T1">ą́</text:span></text:p>
          </table:table-cell>
          <table:table-cell table:style-name="ce3"/>
          <table:table-cell table:style-name="ce3" office:value-type="string">
            <text:p>ž<text:span text:style-name="T1">ǫ́</text:span></text:p>
          </table:table-cell>
          <table:table-cell table:style-name="ce3" office:value-type="string">
            <text:p>ž<text:span text:style-name="T1">ą</text:span></text:p>
          </table:table-cell>
          <table:table-cell table:style-name="ce3" office:value-type="string">
            <text:p>ž<text:span text:style-name="T1">ą</text:span></text:p>
          </table:table-cell>
          <table:table-cell table:style-name="ce3" office:value-type="string">
            <text:p>ž<text:span text:style-name="T1">ą</text:span></text:p>
          </table:table-cell>
          <table:table-cell office:value-type="string">
            <text:p>wood</text:p>
          </table:table-cell>
          <table:table-cell table:number-columns-repeated="12"/>
        </table:table-row>
        <table:table-row table:style-name="ro2">
          <table:table-cell office:value-type="string">
            <text:p>*r-</text:p>
          </table:table-cell>
          <table:table-cell table:style-name="ce3" office:value-type="string">
            <text:p>*r<text:span text:style-name="T1">ą</text:span><text:span text:style-name="T2">-</text:span></text:p>
          </table:table-cell>
          <table:table-cell table:number-columns-repeated="2" table:style-name="ce3" office:value-type="string">
            <text:p>na-</text:p>
          </table:table-cell>
          <table:table-cell table:style-name="ce3" office:value-type="string">
            <text:p>n<text:span text:style-name="T1">ą</text:span><text:span text:style-name="T2">-</text:span></text:p>
          </table:table-cell>
          <table:table-cell table:style-name="ce3" office:value-type="string">
            <text:p>n<text:span text:style-name="T1">ą</text:span><text:span text:style-name="T2">-</text:span></text:p>
          </table:table-cell>
          <table:table-cell table:style-name="ce3" office:value-type="string">
            <text:p>n<text:span text:style-name="T1">ą</text:span><text:span text:style-name="T2">-</text:span></text:p>
          </table:table-cell>
          <table:table-cell table:style-name="ce3" office:value-type="string">
            <text:p>n<text:span text:style-name="T1">ą</text:span><text:span text:style-name="T2">-</text:span></text:p>
          </table:table-cell>
          <table:table-cell office:value-type="string">
            <text:p>by foot</text:p>
          </table:table-cell>
          <table:table-cell table:number-columns-repeated="12"/>
        </table:table-row>
        <table:table-row table:style-name="ro1">
          <table:table-cell/>
          <table:table-cell table:style-name="ce3" table:number-columns-repeated="7"/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*r- / i_</text:p>
          </table:table-cell>
          <table:table-cell office:value-type="string">
            <text:p>*i-ré•ži</text:p>
          </table:table-cell>
          <table:table-cell office:value-type="string">
            <text:p>čheží</text:p>
          </table:table-cell>
          <table:table-cell/>
          <table:table-cell office:value-type="string">
            <text:p>ðéze</text:p>
          </table:table-cell>
          <table:table-cell office:value-type="string">
            <text:p>yéze</text:p>
          </table:table-cell>
          <table:table-cell office:value-type="string">
            <text:p>ðéze</text:p>
          </table:table-cell>
          <table:table-cell office:value-type="string">
            <text:p>déze</text:p>
          </table:table-cell>
          <table:table-cell office:value-type="string">
            <text:p>tongue</text:p>
          </table:table-cell>
          <table:table-cell/>
          <table:table-cell office:value-type="string">
            <text:p>&amp;</text:p>
          </table:table-cell>
          <table:table-cell table:formula="of:=CONCATENATE(&quot;\ipa{&quot;;[.B26];&quot;} &amp;&quot;)" office:value-type="string" office:string-value="\ipa{*i-ré•ži} &amp;">
            <text:p>\ipa{*i-ré•ži} &amp;</text:p>
          </table:table-cell>
          <table:table-cell table:formula="of:=CONCATENATE(&quot;\ipa{&quot;;[.C26];&quot;} &amp;&quot;)" office:value-type="string" office:string-value="\ipa{čheží} &amp;">
            <text:p>\ipa{čheží} &amp;</text:p>
          </table:table-cell>
          <table:table-cell table:formula="of:=CONCATENATE(&quot;\ipa{&quot;;[.D26];&quot;} &amp;&quot;)" office:value-type="string" office:string-value="\ipa{} &amp;">
            <text:p>\ipa{} &amp;</text:p>
          </table:table-cell>
          <table:table-cell table:formula="of:=CONCATENATE(&quot;\ipa{&quot;;[.E26];&quot;} &amp;&quot;)" office:value-type="string" office:string-value="\ipa{ðéze} &amp;">
            <text:p>\ipa{ðéze} &amp;</text:p>
          </table:table-cell>
          <table:table-cell table:formula="of:=CONCATENATE(&quot;\ipa{&quot;;[.F26];&quot;} &amp;&quot;)" office:value-type="string" office:string-value="\ipa{yéze} &amp;">
            <text:p>\ipa{yéze} &amp;</text:p>
          </table:table-cell>
          <table:table-cell table:formula="of:=CONCATENATE(&quot;\ipa{&quot;;[.G26];&quot;} &amp;&quot;)" office:value-type="string" office:string-value="\ipa{ðéze} &amp;">
            <text:p>\ipa{ðéze} &amp;</text:p>
          </table:table-cell>
          <table:table-cell table:formula="of:=CONCATENATE(&quot;\ipa{&quot;;[.H26];&quot;} &amp;&quot;)" office:value-type="string" office:string-value="\ipa{déze} &amp;">
            <text:p>\ipa{déze} &amp;</text:p>
          </table:table-cell>
          <table:table-cell table:formula="of:=CONCATENATE([.I26];&quot; &amp;&quot;)" office:value-type="string" office:string-value="tongue &amp;">
            <text:p>tongue &amp;</text:p>
          </table:table-cell>
          <table:table-cell office:value-type="string">
            <text:p>\\</text:p>
          </table:table-cell>
          <table:table-cell/>
        </table:table-row>
        <table:table-row table:style-name="ro1">
          <table:table-cell office:value-type="string">
            <text:p>*r- / i_</text:p>
          </table:table-cell>
          <table:table-cell office:value-type="string">
            <text:p>*i-rá•ɣu</text:p>
          </table:table-cell>
          <table:table-cell office:value-type="string">
            <text:p>čhaɣú</text:p>
          </table:table-cell>
          <table:table-cell/>
          <table:table-cell office:value-type="string">
            <text:p>†ðáxį</text:p>
          </table:table-cell>
          <table:table-cell office:value-type="string">
            <text:p>yáxü</text:p>
          </table:table-cell>
          <table:table-cell office:value-type="string">
            <text:p>†ðáɣį</text:p>
          </table:table-cell>
          <table:table-cell office:value-type="string">
            <text:p>dáɣi</text:p>
          </table:table-cell>
          <table:table-cell office:value-type="string">
            <text:p>lung</text:p>
          </table:table-cell>
          <table:table-cell/>
          <table:table-cell office:value-type="string">
            <text:p>&amp;</text:p>
          </table:table-cell>
          <table:table-cell table:formula="of:=CONCATENATE(&quot;\ipa{&quot;;[.B27];&quot;} &amp;&quot;)" office:value-type="string" office:string-value="\ipa{*i-rá•ɣu} &amp;">
            <text:p>\ipa{*i-rá•ɣu} &amp;</text:p>
          </table:table-cell>
          <table:table-cell table:formula="of:=CONCATENATE(&quot;\ipa{&quot;;[.C27];&quot;} &amp;&quot;)" office:value-type="string" office:string-value="\ipa{čhaɣú} &amp;">
            <text:p>\ipa{čhaɣú} &amp;</text:p>
          </table:table-cell>
          <table:table-cell table:formula="of:=CONCATENATE(&quot;\ipa{&quot;;[.D27];&quot;} &amp;&quot;)" office:value-type="string" office:string-value="\ipa{} &amp;">
            <text:p>\ipa{} &amp;</text:p>
          </table:table-cell>
          <table:table-cell table:formula="of:=CONCATENATE(&quot;\ipa{&quot;;[.E27];&quot;} &amp;&quot;)" office:value-type="string" office:string-value="\ipa{†ðáxį} &amp;">
            <text:p>\ipa{†ðáxį} &amp;</text:p>
          </table:table-cell>
          <table:table-cell table:formula="of:=CONCATENATE(&quot;\ipa{&quot;;[.F27];&quot;} &amp;&quot;)" office:value-type="string" office:string-value="\ipa{yáxü} &amp;">
            <text:p>\ipa{yáxü} &amp;</text:p>
          </table:table-cell>
          <table:table-cell table:formula="of:=CONCATENATE(&quot;\ipa{&quot;;[.G27];&quot;} &amp;&quot;)" office:value-type="string" office:string-value="\ipa{†ðáɣį} &amp;">
            <text:p>\ipa{†ðáɣį} &amp;</text:p>
          </table:table-cell>
          <table:table-cell table:formula="of:=CONCATENATE(&quot;\ipa{&quot;;[.H27];&quot;} &amp;&quot;)" office:value-type="string" office:string-value="\ipa{dáɣi} &amp;">
            <text:p>\ipa{dáɣi} &amp;</text:p>
          </table:table-cell>
          <table:table-cell table:formula="of:=CONCATENATE([.I27];&quot; &amp;&quot;)" office:value-type="string" office:string-value="lung &amp;">
            <text:p>lung &amp;</text:p>
          </table:table-cell>
          <table:table-cell office:value-type="string">
            <text:p>\\</text:p>
          </table:table-cell>
          <table:table-cell/>
        </table:table-row>
        <table:table-row table:style-name="ro1">
          <table:table-cell office:value-type="string">
            <text:p>*r- / i_</text:p>
          </table:table-cell>
          <table:table-cell office:value-type="string">
            <text:p>?</text:p>
          </table:table-cell>
          <table:table-cell office:value-type="string">
            <text:p>čhéɣa</text:p>
          </table:table-cell>
          <table:table-cell/>
          <table:table-cell office:value-type="string">
            <text:p>néɣe</text:p>
          </table:table-cell>
          <table:table-cell office:value-type="string">
            <text:p>ǰé•ɣe</text:p>
          </table:table-cell>
          <table:table-cell table:number-columns-repeated="2"/>
          <table:table-cell office:value-type="string">
            <text:p>kettle</text:p>
          </table:table-cell>
          <table:table-cell/>
          <table:table-cell office:value-type="string">
            <text:p>&amp;</text:p>
          </table:table-cell>
          <table:table-cell table:formula="of:=CONCATENATE(&quot;\ipa{&quot;;[.B28];&quot;} &amp;&quot;)" office:value-type="string" office:string-value="\ipa{?} &amp;">
            <text:p>\ipa{?} &amp;</text:p>
          </table:table-cell>
          <table:table-cell table:formula="of:=CONCATENATE(&quot;\ipa{&quot;;[.C28];&quot;} &amp;&quot;)" office:value-type="string" office:string-value="\ipa{čhéɣa} &amp;">
            <text:p>\ipa{čhéɣa} &amp;</text:p>
          </table:table-cell>
          <table:table-cell table:formula="of:=CONCATENATE(&quot;\ipa{&quot;;[.D28];&quot;} &amp;&quot;)" office:value-type="string" office:string-value="\ipa{} &amp;">
            <text:p>\ipa{} &amp;</text:p>
          </table:table-cell>
          <table:table-cell table:formula="of:=CONCATENATE(&quot;\ipa{&quot;;[.E28];&quot;} &amp;&quot;)" office:value-type="string" office:string-value="\ipa{néɣe} &amp;">
            <text:p>\ipa{néɣe} &amp;</text:p>
          </table:table-cell>
          <table:table-cell table:formula="of:=CONCATENATE(&quot;\ipa{&quot;;[.F28];&quot;} &amp;&quot;)" office:value-type="string" office:string-value="\ipa{ǰé•ɣe} &amp;">
            <text:p>\ipa{ǰé•ɣe} &amp;</text:p>
          </table:table-cell>
          <table:table-cell table:formula="of:=CONCATENATE(&quot;\ipa{&quot;;[.G28];&quot;} &amp;&quot;)" office:value-type="string" office:string-value="\ipa{} &amp;">
            <text:p>\ipa{} &amp;</text:p>
          </table:table-cell>
          <table:table-cell table:formula="of:=CONCATENATE(&quot;\ipa{&quot;;[.H28];&quot;} &amp;&quot;)" office:value-type="string" office:string-value="\ipa{} &amp;">
            <text:p>\ipa{} &amp;</text:p>
          </table:table-cell>
          <table:table-cell table:formula="of:=CONCATENATE([.I28];&quot; &amp;&quot;)" office:value-type="string" office:string-value="kettle &amp;">
            <text:p>kettle &amp;</text:p>
          </table:table-cell>
          <table:table-cell office:value-type="string">
            <text:p>\\</text:p>
          </table:table-cell>
          <table:table-cell/>
        </table:table-row>
        <table:table-row table:style-name="ro1">
          <table:table-cell office:value-type="string">
            <text:p>*r- / i_</text:p>
          </table:table-cell>
          <table:table-cell office:value-type="string">
            <text:p>*i-ráke</text:p>
          </table:table-cell>
          <table:table-cell office:value-type="string">
            <text:p>čhaká</text:p>
          </table:table-cell>
          <table:table-cell table:number-columns-repeated="2"/>
          <table:table-cell office:value-type="string">
            <text:p>ho yáge</text:p>
          </table:table-cell>
          <table:table-cell office:value-type="string">
            <text:p>íðake</text:p>
          </table:table-cell>
          <table:table-cell office:value-type="string">
            <text:p>táka</text:p>
          </table:table-cell>
          <table:table-cell office:value-type="string">
            <text:p>palate / gills</text:p>
          </table:table-cell>
          <table:table-cell/>
          <table:table-cell office:value-type="string">
            <text:p>&amp;</text:p>
          </table:table-cell>
          <table:table-cell table:formula="of:=CONCATENATE(&quot;\ipa{&quot;;[.B29];&quot;} &amp;&quot;)" office:value-type="string" office:string-value="\ipa{*i-ráke} &amp;">
            <text:p>\ipa{*i-ráke} &amp;</text:p>
          </table:table-cell>
          <table:table-cell table:formula="of:=CONCATENATE(&quot;\ipa{&quot;;[.C29];&quot;} &amp;&quot;)" office:value-type="string" office:string-value="\ipa{čhaká} &amp;">
            <text:p>\ipa{čhaká} &amp;</text:p>
          </table:table-cell>
          <table:table-cell table:formula="of:=CONCATENATE(&quot;\ipa{&quot;;[.D29];&quot;} &amp;&quot;)" office:value-type="string" office:string-value="\ipa{} &amp;">
            <text:p>\ipa{} &amp;</text:p>
          </table:table-cell>
          <table:table-cell table:formula="of:=CONCATENATE(&quot;\ipa{&quot;;[.E29];&quot;} &amp;&quot;)" office:value-type="string" office:string-value="\ipa{} &amp;">
            <text:p>\ipa{} &amp;</text:p>
          </table:table-cell>
          <table:table-cell table:formula="of:=CONCATENATE(&quot;\ipa{&quot;;[.F29];&quot;} &amp;&quot;)" office:value-type="string" office:string-value="\ipa{ho yáge} &amp;">
            <text:p>\ipa{ho yáge} &amp;</text:p>
          </table:table-cell>
          <table:table-cell table:formula="of:=CONCATENATE(&quot;\ipa{&quot;;[.G29];&quot;} &amp;&quot;)" office:value-type="string" office:string-value="\ipa{íðake} &amp;">
            <text:p>\ipa{íðake} &amp;</text:p>
          </table:table-cell>
          <table:table-cell table:formula="of:=CONCATENATE(&quot;\ipa{&quot;;[.H29];&quot;} &amp;&quot;)" office:value-type="string" office:string-value="\ipa{táka} &amp;">
            <text:p>\ipa{táka} &amp;</text:p>
          </table:table-cell>
          <table:table-cell table:formula="of:=CONCATENATE([.I29];&quot; &amp;&quot;)" office:value-type="string" office:string-value="palate / gills &amp;">
            <text:p>palate / gills &amp;</text:p>
          </table:table-cell>
          <table:table-cell office:value-type="string">
            <text:p>\\</text:p>
          </table:table-cell>
          <table:table-cell/>
        </table:table-row>
        <table:table-row table:style-name="ro1">
          <table:table-cell office:value-type="string">
            <text:p>*r- / i_</text:p>
          </table:table-cell>
          <table:table-cell office:value-type="string">
            <text:p>*i-rą́•h-ka</text:p>
          </table:table-cell>
          <table:table-cell office:value-type="string">
            <text:p>čhąkháhu</text:p>
          </table:table-cell>
          <table:table-cell/>
          <table:table-cell table:number-columns-repeated="2" office:value-type="string">
            <text:p>ną́kka</text:p>
          </table:table-cell>
          <table:table-cell office:value-type="string">
            <text:p>†ną́hka</text:p>
          </table:table-cell>
          <table:table-cell office:value-type="string">
            <text:p>ną́kka</text:p>
          </table:table-cell>
          <table:table-cell office:value-type="string">
            <text:p>spine</text:p>
          </table:table-cell>
          <table:table-cell/>
          <table:table-cell office:value-type="string">
            <text:p>&amp;</text:p>
          </table:table-cell>
          <table:table-cell table:formula="of:=CONCATENATE(&quot;\ipa{&quot;;[.B30];&quot;} &amp;&quot;)" office:value-type="string" office:string-value="\ipa{*i-rą́•h-ka} &amp;">
            <text:p>\ipa{*i-rą́•h-ka} &amp;</text:p>
          </table:table-cell>
          <table:table-cell table:formula="of:=CONCATENATE(&quot;\ipa{&quot;;[.C30];&quot;} &amp;&quot;)" office:value-type="string" office:string-value="\ipa{čhąkháhu} &amp;">
            <text:p>\ipa{čhąkháhu} &amp;</text:p>
          </table:table-cell>
          <table:table-cell table:formula="of:=CONCATENATE(&quot;\ipa{&quot;;[.D30];&quot;} &amp;&quot;)" office:value-type="string" office:string-value="\ipa{} &amp;">
            <text:p>\ipa{} &amp;</text:p>
          </table:table-cell>
          <table:table-cell table:formula="of:=CONCATENATE(&quot;\ipa{&quot;;[.E30];&quot;} &amp;&quot;)" office:value-type="string" office:string-value="\ipa{ną́kka} &amp;">
            <text:p>\ipa{ną́kka} &amp;</text:p>
          </table:table-cell>
          <table:table-cell table:formula="of:=CONCATENATE(&quot;\ipa{&quot;;[.F30];&quot;} &amp;&quot;)" office:value-type="string" office:string-value="\ipa{ną́kka} &amp;">
            <text:p>\ipa{ną́kka} &amp;</text:p>
          </table:table-cell>
          <table:table-cell table:formula="of:=CONCATENATE(&quot;\ipa{&quot;;[.G30];&quot;} &amp;&quot;)" office:value-type="string" office:string-value="\ipa{†ną́hka} &amp;">
            <text:p>\ipa{†ną́hka} &amp;</text:p>
          </table:table-cell>
          <table:table-cell table:formula="of:=CONCATENATE(&quot;\ipa{&quot;;[.H30];&quot;} &amp;&quot;)" office:value-type="string" office:string-value="\ipa{ną́kka} &amp;">
            <text:p>\ipa{ną́kka} &amp;</text:p>
          </table:table-cell>
          <table:table-cell table:formula="of:=CONCATENATE([.I30];&quot; &amp;&quot;)" office:value-type="string" office:string-value="spine &amp;">
            <text:p>spine &amp;</text:p>
          </table:table-cell>
          <table:table-cell office:value-type="string">
            <text:p>\\</text:p>
          </table:table-cell>
          <table:table-cell/>
        </table:table-row>
        <table:table-row table:style-name="ro1">
          <table:table-cell office:value-type="string">
            <text:p>*r- / i_</text:p>
          </table:table-cell>
          <table:table-cell/>
          <table:table-cell office:value-type="string">
            <text:p>čhekpá</text:p>
          </table:table-cell>
          <table:table-cell/>
          <table:table-cell office:value-type="string">
            <text:p>†ðéttašą</text:p>
          </table:table-cell>
          <table:table-cell office:value-type="string">
            <text:p>yéttašü</text:p>
          </table:table-cell>
          <table:table-cell office:value-type="string">
            <text:p>†ðéhtašǫ</text:p>
          </table:table-cell>
          <table:table-cell office:value-type="string">
            <text:p>déttašǫ</text:p>
          </table:table-cell>
          <table:table-cell office:value-type="string">
            <text:p>navel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?</text:p>
          </table:table-cell>
          <table:table-cell table:number-columns-repeated="2" office:value-type="string">
            <text:p>čháɣa</text:p>
          </table:table-cell>
          <table:table-cell office:value-type="string">
            <text:p>núxe</text:p>
          </table:table-cell>
          <table:table-cell office:value-type="string">
            <text:p>nǫ́xe</text:p>
          </table:table-cell>
          <table:table-cell/>
          <table:table-cell office:value-type="string">
            <text:p>tóɣe</text:p>
          </table:table-cell>
          <table:table-cell office:value-type="string">
            <text:p>ic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hóčhoka</text:p>
          </table:table-cell>
          <table:table-cell/>
          <table:table-cell office:value-type="string">
            <text:p>hóðoga</text:p>
          </table:table-cell>
          <table:table-cell table:number-columns-repeated="3"/>
          <table:table-cell office:value-type="string">
            <text:p>camp circle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*i-ró•ka</text:p>
          </table:table-cell>
          <table:table-cell office:value-type="string">
            <text:p>čhoką́</text:p>
          </table:table-cell>
          <table:table-cell/>
          <table:table-cell office:value-type="string">
            <text:p>hóðoga</text:p>
          </table:table-cell>
          <table:table-cell table:number-columns-repeated="3"/>
          <table:table-cell office:value-type="string">
            <text:p>middle</text:p>
          </table:table-cell>
          <table:table-cell table:number-columns-repeated="12"/>
        </table:table-row>
        <table:table-row table:style-name="ro1" table:number-rows-repeated="5">
          <table:table-cell table:number-columns-repeated="21"/>
        </table:table-row>
        <table:table-row table:style-name="ro2">
          <table:table-cell office:value-type="string">
            <text:p>ky</text:p>
          </table:table-cell>
          <table:table-cell/>
          <table:table-cell office:value-type="string">
            <text:p>kčą́ka</text:p>
          </table:table-cell>
          <table:table-cell table:number-columns-repeated="2"/>
          <table:table-cell table:style-name="ce3" office:value-type="string">
            <text:p>gal<text:span text:style-name="T1">ą́</text:span><text:span text:style-name="T2">ya</text:span></text:p>
          </table:table-cell>
          <table:table-cell table:style-name="ce3" office:value-type="string">
            <text:p>ðül<text:span text:style-name="T1">ą</text:span><text:span text:style-name="T2">ða</text:span></text:p>
          </table:table-cell>
          <table:table-cell table:style-name="ce3" office:value-type="string">
            <text:p>dikd<text:span text:style-name="T1">ǫ́</text:span><text:span text:style-name="T2">da</text:span></text:p>
          </table:table-cell>
          <table:table-cell table:style-name="ce2" office:value-type="string">
            <text:p>one who fails in doing what he said he would</text:p>
          </table:table-cell>
          <table:table-cell table:number-columns-repeated="12"/>
        </table:table-row>
        <table:table-row table:style-name="ro1">
          <table:table-cell office:value-type="string">
            <text:p>ky</text:p>
          </table:table-cell>
          <table:table-cell office:value-type="string">
            <text:p>kyé•wrą</text:p>
          </table:table-cell>
          <table:table-cell office:value-type="string">
            <text:p>wikčémna</text:p>
          </table:table-cell>
          <table:table-cell/>
          <table:table-cell office:value-type="string">
            <text:p>gðébǫ</text:p>
          </table:table-cell>
          <table:table-cell office:value-type="string">
            <text:p>léblą</text:p>
          </table:table-cell>
          <table:table-cell/>
          <table:table-cell office:value-type="string">
            <text:p>kdébną</text:p>
          </table:table-cell>
          <table:table-cell office:value-type="string">
            <text:p>ten</text:p>
          </table:table-cell>
          <table:table-cell/>
          <table:table-cell office:value-type="string">
            <text:p>&amp;</text:p>
          </table:table-cell>
          <table:table-cell table:formula="of:=CONCATENATE(&quot;\ipa{&quot;;[.B41];&quot;} &amp;&quot;)" office:value-type="string" office:string-value="\ipa{kyé•wrą} &amp;">
            <text:p>\ipa{kyé•wrą} &amp;</text:p>
          </table:table-cell>
          <table:table-cell table:formula="of:=CONCATENATE(&quot;\ipa{&quot;;[.C41];&quot;} &amp;&quot;)" office:value-type="string" office:string-value="\ipa{wikčémna} &amp;">
            <text:p>\ipa{wikčémna} &amp;</text:p>
          </table:table-cell>
          <table:table-cell table:formula="of:=CONCATENATE(&quot;\ipa{&quot;;[.D41];&quot;} &amp;&quot;)" office:value-type="string" office:string-value="\ipa{} &amp;">
            <text:p>\ipa{} &amp;</text:p>
          </table:table-cell>
          <table:table-cell table:formula="of:=CONCATENATE(&quot;\ipa{&quot;;[.E41];&quot;} &amp;&quot;)" office:value-type="string" office:string-value="\ipa{gðébǫ} &amp;">
            <text:p>\ipa{gðébǫ} &amp;</text:p>
          </table:table-cell>
          <table:table-cell table:formula="of:=CONCATENATE(&quot;\ipa{&quot;;[.F41];&quot;} &amp;&quot;)" office:value-type="string" office:string-value="\ipa{léblą} &amp;">
            <text:p>\ipa{léblą} &amp;</text:p>
          </table:table-cell>
          <table:table-cell table:formula="of:=CONCATENATE(&quot;\ipa{&quot;;[.G41];&quot;} &amp;&quot;)" office:value-type="string" office:string-value="\ipa{} &amp;">
            <text:p>\ipa{} &amp;</text:p>
          </table:table-cell>
          <table:table-cell table:formula="of:=CONCATENATE(&quot;\ipa{&quot;;[.H41];&quot;} &amp;&quot;)" office:value-type="string" office:string-value="\ipa{kdébną} &amp;">
            <text:p>\ipa{kdébną} &amp;</text:p>
          </table:table-cell>
          <table:table-cell table:formula="of:=CONCATENATE([.I41];&quot; &amp;&quot;)" office:value-type="string" office:string-value="ten &amp;">
            <text:p>ten &amp;</text:p>
          </table:table-cell>
          <table:table-cell office:value-type="string">
            <text:p>\\</text:p>
          </table:table-cell>
          <table:table-cell/>
        </table:table-row>
        <table:table-row table:style-name="ro1">
          <table:table-cell office:value-type="string">
            <text:p>ky</text:p>
          </table:table-cell>
          <table:table-cell office:value-type="string">
            <text:p>kyetą́</text:p>
          </table:table-cell>
          <table:table-cell office:value-type="string">
            <text:p>čhetą́</text:p>
          </table:table-cell>
          <table:table-cell/>
          <table:table-cell office:value-type="string">
            <text:p>gðedǫ́</text:p>
          </table:table-cell>
          <table:table-cell office:value-type="string">
            <text:p>ledą́</text:p>
          </table:table-cell>
          <table:table-cell/>
          <table:table-cell office:value-type="string">
            <text:p>kdetą́</text:p>
          </table:table-cell>
          <table:table-cell office:value-type="string">
            <text:p>hawk</text:p>
          </table:table-cell>
          <table:table-cell/>
          <table:table-cell office:value-type="string">
            <text:p>&amp;</text:p>
          </table:table-cell>
          <table:table-cell table:formula="of:=CONCATENATE(&quot;\ipa{&quot;;[.B42];&quot;} &amp;&quot;)" office:value-type="string" office:string-value="\ipa{kyetą́} &amp;">
            <text:p>\ipa{kyetą́} &amp;</text:p>
          </table:table-cell>
          <table:table-cell table:formula="of:=CONCATENATE(&quot;\ipa{&quot;;[.C42];&quot;} &amp;&quot;)" office:value-type="string" office:string-value="\ipa{čhetą́} &amp;">
            <text:p>\ipa{čhetą́} &amp;</text:p>
          </table:table-cell>
          <table:table-cell table:formula="of:=CONCATENATE(&quot;\ipa{&quot;;[.D42];&quot;} &amp;&quot;)" office:value-type="string" office:string-value="\ipa{} &amp;">
            <text:p>\ipa{} &amp;</text:p>
          </table:table-cell>
          <table:table-cell table:formula="of:=CONCATENATE(&quot;\ipa{&quot;;[.E42];&quot;} &amp;&quot;)" office:value-type="string" office:string-value="\ipa{gðedǫ́} &amp;">
            <text:p>\ipa{gðedǫ́} &amp;</text:p>
          </table:table-cell>
          <table:table-cell table:formula="of:=CONCATENATE(&quot;\ipa{&quot;;[.F42];&quot;} &amp;&quot;)" office:value-type="string" office:string-value="\ipa{ledą́} &amp;">
            <text:p>\ipa{ledą́} &amp;</text:p>
          </table:table-cell>
          <table:table-cell table:formula="of:=CONCATENATE(&quot;\ipa{&quot;;[.G42];&quot;} &amp;&quot;)" office:value-type="string" office:string-value="\ipa{} &amp;">
            <text:p>\ipa{} &amp;</text:p>
          </table:table-cell>
          <table:table-cell table:formula="of:=CONCATENATE(&quot;\ipa{&quot;;[.H42];&quot;} &amp;&quot;)" office:value-type="string" office:string-value="\ipa{kdetą́} &amp;">
            <text:p>\ipa{kdetą́} &amp;</text:p>
          </table:table-cell>
          <table:table-cell table:formula="of:=CONCATENATE([.I42];&quot; &amp;&quot;)" office:value-type="string" office:string-value="hawk &amp;">
            <text:p>hawk &amp;</text:p>
          </table:table-cell>
          <table:table-cell office:value-type="string">
            <text:p>\\</text:p>
          </table:table-cell>
          <table:table-cell/>
        </table:table-row>
        <table:table-row table:style-name="ro1">
          <table:table-cell/>
          <table:table-cell office:value-type="string">
            <text:p>*kyąšká</text:p>
          </table:table-cell>
          <table:table-cell office:value-type="string">
            <text:p>čhąšká</text:p>
          </table:table-cell>
          <table:table-cell/>
          <table:table-cell office:value-type="string">
            <text:p>†gðąšká</text:p>
          </table:table-cell>
          <table:table-cell table:number-columns-repeated="2"/>
          <table:table-cell office:value-type="string">
            <text:p>xnąšká?</text:p>
          </table:table-cell>
          <table:table-cell/>
          <table:table-cell office:value-type="string">
            <text:p>*kiʔą́|</text:p>
          </table:table-cell>
          <table:table-cell office:value-type="string">
            <text:p>&amp;</text:p>
          </table:table-cell>
          <table:table-cell table:formula="of:=CONCATENATE(&quot;\ipa{&quot;;[.B43];&quot;} &amp;&quot;)" office:value-type="string" office:string-value="\ipa{*kyąšká} &amp;">
            <text:p>\ipa{*kyąšká} &amp;</text:p>
          </table:table-cell>
          <table:table-cell table:formula="of:=CONCATENATE(&quot;\ipa{&quot;;[.C43];&quot;} &amp;&quot;)" office:value-type="string" office:string-value="\ipa{čhąšká} &amp;">
            <text:p>\ipa{čhąšká} &amp;</text:p>
          </table:table-cell>
          <table:table-cell table:formula="of:=CONCATENATE(&quot;\ipa{&quot;;[.D43];&quot;} &amp;&quot;)" office:value-type="string" office:string-value="\ipa{} &amp;">
            <text:p>\ipa{} &amp;</text:p>
          </table:table-cell>
          <table:table-cell table:formula="of:=CONCATENATE(&quot;\ipa{&quot;;[.E43];&quot;} &amp;&quot;)" office:value-type="string" office:string-value="\ipa{†gðąšká} &amp;">
            <text:p>\ipa{†gðąšká} &amp;</text:p>
          </table:table-cell>
          <table:table-cell table:formula="of:=CONCATENATE(&quot;\ipa{&quot;;[.F43];&quot;} &amp;&quot;)" office:value-type="string" office:string-value="\ipa{} &amp;">
            <text:p>\ipa{} &amp;</text:p>
          </table:table-cell>
          <table:table-cell table:formula="of:=CONCATENATE(&quot;\ipa{&quot;;[.G43];&quot;} &amp;&quot;)" office:value-type="string" office:string-value="\ipa{} &amp;">
            <text:p>\ipa{} &amp;</text:p>
          </table:table-cell>
          <table:table-cell table:formula="of:=CONCATENATE(&quot;\ipa{&quot;;[.H43];&quot;} &amp;&quot;)" office:value-type="string" office:string-value="\ipa{xnąšká?} &amp;">
            <text:p>\ipa{xnąšká?} &amp;</text:p>
          </table:table-cell>
          <table:table-cell table:formula="of:=CONCATENATE([.I43];&quot; &amp;&quot;)" office:value-type="string" office:string-value=" &amp;">
            <text:p><text:s/>&amp;</text:p>
          </table:table-cell>
          <table:table-cell office:value-type="string">
            <text:p>\\</text:p>
          </table:table-cell>
          <table:table-cell/>
        </table:table-row>
        <table:table-row table:style-name="ro1">
          <table:table-cell/>
          <table:table-cell office:value-type="string">
            <text:p>*rukyą</text:p>
          </table:table-cell>
          <table:table-cell office:value-type="string">
            <text:p>iyúkčą</text:p>
          </table:table-cell>
          <table:table-cell/>
          <table:table-cell office:value-type="string">
            <text:p>†waðígðǫ ‘mind’</text:p>
          </table:table-cell>
          <table:table-cell office:value-type="string">
            <text:p>í_yülą </text:p>
          </table:table-cell>
          <table:table-cell office:value-type="string">
            <text:p>†í_ðülą</text:p>
          </table:table-cell>
          <table:table-cell office:value-type="string">
            <text:p>í_dikną</text:p>
          </table:table-cell>
          <table:table-cell office:value-type="string">
            <text:p>know</text:p>
          </table:table-cell>
          <table:table-cell/>
          <table:table-cell office:value-type="string">
            <text:p>&amp;</text:p>
          </table:table-cell>
          <table:table-cell table:formula="of:=CONCATENATE(&quot;\ipa{&quot;;[.B44];&quot;} &amp;&quot;)" office:value-type="string" office:string-value="\ipa{*rukyą} &amp;">
            <text:p>\ipa{*rukyą} &amp;</text:p>
          </table:table-cell>
          <table:table-cell table:formula="of:=CONCATENATE(&quot;\ipa{&quot;;[.C44];&quot;} &amp;&quot;)" office:value-type="string" office:string-value="\ipa{iyúkčą} &amp;">
            <text:p>\ipa{iyúkčą} &amp;</text:p>
          </table:table-cell>
          <table:table-cell table:formula="of:=CONCATENATE(&quot;\ipa{&quot;;[.D44];&quot;} &amp;&quot;)" office:value-type="string" office:string-value="\ipa{} &amp;">
            <text:p>\ipa{} &amp;</text:p>
          </table:table-cell>
          <table:table-cell table:formula="of:=CONCATENATE(&quot;\ipa{&quot;;[.E44];&quot;} &amp;&quot;)" office:value-type="string" office:string-value="\ipa{†waðígðǫ ‘mind’} &amp;">
            <text:p>\ipa{†waðígðǫ ‘mind’} &amp;</text:p>
          </table:table-cell>
          <table:table-cell table:formula="of:=CONCATENATE(&quot;\ipa{&quot;;[.F44];&quot;} &amp;&quot;)" office:value-type="string" office:string-value="\ipa{í_yülą } &amp;">
            <text:p>\ipa{í_yülą } &amp;</text:p>
          </table:table-cell>
          <table:table-cell table:formula="of:=CONCATENATE(&quot;\ipa{&quot;;[.G44];&quot;} &amp;&quot;)" office:value-type="string" office:string-value="\ipa{†í_ðülą} &amp;">
            <text:p>\ipa{†í_ðülą} &amp;</text:p>
          </table:table-cell>
          <table:table-cell table:formula="of:=CONCATENATE(&quot;\ipa{&quot;;[.H44];&quot;} &amp;&quot;)" office:value-type="string" office:string-value="\ipa{í_dikną} &amp;">
            <text:p>\ipa{í_dikną} &amp;</text:p>
          </table:table-cell>
          <table:table-cell table:formula="of:=CONCATENATE([.I44];&quot; &amp;&quot;)" office:value-type="string" office:string-value="know &amp;">
            <text:p>know &amp;</text:p>
          </table:table-cell>
          <table:table-cell office:value-type="string">
            <text:p>\\</text:p>
          </table:table-cell>
          <table:table-cell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>
            <text:p>xy</text:p>
          </table:table-cell>
          <table:table-cell office:value-type="string">
            <text:p>*xyá</text:p>
          </table:table-cell>
          <table:table-cell office:value-type="string">
            <text:p>xčá / waxčá</text:p>
          </table:table-cell>
          <table:table-cell/>
          <table:table-cell office:value-type="string">
            <text:p>waxðá</text:p>
          </table:table-cell>
          <table:table-cell table:number-columns-repeated="2" office:value-type="string">
            <text:p>xlá</text:p>
          </table:table-cell>
          <table:table-cell office:value-type="string">
            <text:p>waxtá</text:p>
          </table:table-cell>
          <table:table-cell office:value-type="string">
            <text:p>bloom, flower</text:p>
          </table:table-cell>
          <table:table-cell/>
          <table:table-cell office:value-type="string">
            <text:p>&amp;</text:p>
          </table:table-cell>
          <table:table-cell table:formula="of:=CONCATENATE(&quot;\ipa{&quot;;[.B47];&quot;} &amp;&quot;)" office:value-type="string" office:string-value="\ipa{*xyá} &amp;">
            <text:p>\ipa{*xyá} &amp;</text:p>
          </table:table-cell>
          <table:table-cell table:formula="of:=CONCATENATE(&quot;\ipa{&quot;;[.C47];&quot;} &amp;&quot;)" office:value-type="string" office:string-value="\ipa{xčá / waxčá} &amp;">
            <text:p>\ipa{xčá / waxčá} &amp;</text:p>
          </table:table-cell>
          <table:table-cell table:formula="of:=CONCATENATE(&quot;\ipa{&quot;;[.D47];&quot;} &amp;&quot;)" office:value-type="string" office:string-value="\ipa{} &amp;">
            <text:p>\ipa{} &amp;</text:p>
          </table:table-cell>
          <table:table-cell table:formula="of:=CONCATENATE(&quot;\ipa{&quot;;[.E47];&quot;} &amp;&quot;)" office:value-type="string" office:string-value="\ipa{waxðá} &amp;">
            <text:p>\ipa{waxðá} &amp;</text:p>
          </table:table-cell>
          <table:table-cell table:formula="of:=CONCATENATE(&quot;\ipa{&quot;;[.F47];&quot;} &amp;&quot;)" office:value-type="string" office:string-value="\ipa{xlá} &amp;">
            <text:p>\ipa{xlá} &amp;</text:p>
          </table:table-cell>
          <table:table-cell table:formula="of:=CONCATENATE(&quot;\ipa{&quot;;[.G47];&quot;} &amp;&quot;)" office:value-type="string" office:string-value="\ipa{xlá} &amp;">
            <text:p>\ipa{xlá} &amp;</text:p>
          </table:table-cell>
          <table:table-cell table:formula="of:=CONCATENATE(&quot;\ipa{&quot;;[.H47];&quot;} &amp;&quot;)" office:value-type="string" office:string-value="\ipa{waxtá} &amp;">
            <text:p>\ipa{waxtá} &amp;</text:p>
          </table:table-cell>
          <table:table-cell table:formula="of:=CONCATENATE([.I47];&quot; &amp;&quot;)" office:value-type="string" office:string-value="bloom, flower &amp;">
            <text:p>bloom, flower &amp;</text:p>
          </table:table-cell>
          <table:table-cell office:value-type="string">
            <text:p>\\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wr</text:p>
          </table:table-cell>
          <table:table-cell office:value-type="string">
            <text:p>*awró</text:p>
          </table:table-cell>
          <table:table-cell office:value-type="string">
            <text:p>abló</text:p>
          </table:table-cell>
          <table:table-cell office:value-type="string">
            <text:p>amdó</text:p>
          </table:table-cell>
          <table:table-cell/>
          <table:table-cell office:value-type="string">
            <text:p>abló</text:p>
          </table:table-cell>
          <table:table-cell office:value-type="string">
            <text:p>†ábro</text:p>
          </table:table-cell>
          <table:table-cell office:value-type="string">
            <text:p>ábdo</text:p>
          </table:table-cell>
          <table:table-cell office:value-type="string">
            <text:p>shoulder</text:p>
          </table:table-cell>
          <table:table-cell table:number-columns-repeated="12"/>
        </table:table-row>
        <table:table-row table:style-name="ro1">
          <table:table-cell office:value-type="string">
            <text:p>wr</text:p>
          </table:table-cell>
          <table:table-cell office:value-type="string">
            <text:p>*hąwre</text:p>
          </table:table-cell>
          <table:table-cell office:value-type="string">
            <text:p>hąblé</text:p>
          </table:table-cell>
          <table:table-cell/>
          <table:table-cell office:value-type="string">
            <text:p>†hąbðe</text:p>
          </table:table-cell>
          <table:table-cell office:value-type="string">
            <text:p>hąblé</text:p>
          </table:table-cell>
          <table:table-cell/>
          <table:table-cell office:value-type="string">
            <text:p>hǫ́bde</text:p>
          </table:table-cell>
          <table:table-cell office:value-type="string">
            <text:p>dream</text:p>
          </table:table-cell>
          <table:table-cell table:number-columns-repeated="12"/>
        </table:table-row>
        <table:table-row table:style-name="ro1">
          <table:table-cell office:value-type="string">
            <text:p>wr</text:p>
          </table:table-cell>
          <table:table-cell office:value-type="string">
            <text:p>wráska</text:p>
          </table:table-cell>
          <table:table-cell office:value-type="string">
            <text:p>blaská</text:p>
          </table:table-cell>
          <table:table-cell office:value-type="string">
            <text:p>mdaská</text:p>
          </table:table-cell>
          <table:table-cell office:value-type="string">
            <text:p>bðáska</text:p>
          </table:table-cell>
          <table:table-cell office:value-type="string">
            <text:p>bláska</text:p>
          </table:table-cell>
          <table:table-cell/>
          <table:table-cell office:value-type="string">
            <text:p>bdáska</text:p>
          </table:table-cell>
          <table:table-cell office:value-type="string">
            <text:p>flat</text:p>
          </table:table-cell>
          <table:table-cell table:number-columns-repeated="12"/>
        </table:table-row>
        <table:table-row table:style-name="ro1">
          <table:table-cell office:value-type="string">
            <text:p>wr</text:p>
          </table:table-cell>
          <table:table-cell office:value-type="string">
            <text:p>*wréh-(ka)</text:p>
          </table:table-cell>
          <table:table-cell office:value-type="string">
            <text:p>blečá</text:p>
          </table:table-cell>
          <table:table-cell/>
          <table:table-cell office:value-type="string">
            <text:p>bðékka</text:p>
          </table:table-cell>
          <table:table-cell office:value-type="string">
            <text:p>blékka</text:p>
          </table:table-cell>
          <table:table-cell office:value-type="string">
            <text:p>bréhka</text:p>
          </table:table-cell>
          <table:table-cell office:value-type="string">
            <text:p>bdékka</text:p>
          </table:table-cell>
          <table:table-cell office:value-type="string">
            <text:p>thin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xr</text:p>
          </table:table-cell>
          <table:table-cell office:value-type="string">
            <text:p>*xroke</text:p>
          </table:table-cell>
          <table:table-cell office:value-type="string">
            <text:p>xlókA</text:p>
          </table:table-cell>
          <table:table-cell/>
          <table:table-cell office:value-type="string">
            <text:p>†xðóge</text:p>
          </table:table-cell>
          <table:table-cell office:value-type="string">
            <text:p>xlóge</text:p>
          </table:table-cell>
          <table:table-cell office:value-type="string">
            <text:p>†xlóke</text:p>
          </table:table-cell>
          <table:table-cell/>
          <table:table-cell office:value-type="string">
            <text:p>hole, nostrils</text:p>
          </table:table-cell>
          <table:table-cell table:number-columns-repeated="12"/>
        </table:table-row>
        <table:table-row table:style-name="ro1">
          <table:table-cell office:value-type="string">
            <text:p>xr</text:p>
          </table:table-cell>
          <table:table-cell office:value-type="string">
            <text:p>*xro</text:p>
          </table:table-cell>
          <table:table-cell office:value-type="string">
            <text:p>xlo</text:p>
          </table:table-cell>
          <table:table-cell/>
          <table:table-cell office:value-type="string">
            <text:p>†xðode</text:p>
          </table:table-cell>
          <table:table-cell table:number-columns-repeated="3"/>
          <table:table-cell office:value-type="string">
            <text:p>snort</text:p>
          </table:table-cell>
          <table:table-cell table:number-columns-repeated="12"/>
        </table:table-row>
        <table:table-row table:style-name="ro1">
          <table:table-cell office:value-type="string">
            <text:p>kr</text:p>
          </table:table-cell>
          <table:table-cell office:value-type="string">
            <text:p>*kré•pE</text:p>
          </table:table-cell>
          <table:table-cell office:value-type="string">
            <text:p>glépa</text:p>
          </table:table-cell>
          <table:table-cell office:value-type="string">
            <text:p>hdépa</text:p>
          </table:table-cell>
          <table:table-cell office:value-type="string">
            <text:p>gðébe</text:p>
          </table:table-cell>
          <table:table-cell office:value-type="string">
            <text:p>lébe</text:p>
          </table:table-cell>
          <table:table-cell/>
          <table:table-cell office:value-type="string">
            <text:p>kdéwe</text:p>
          </table:table-cell>
          <table:table-cell office:value-type="string">
            <text:p>vomit</text:p>
          </table:table-cell>
          <table:table-cell table:number-columns-repeated="12"/>
        </table:table-row>
        <table:table-row table:style-name="ro1">
          <table:table-cell office:value-type="string">
            <text:p>kr</text:p>
          </table:table-cell>
          <table:table-cell office:value-type="string">
            <text:p>*krézE</text:p>
          </table:table-cell>
          <table:table-cell office:value-type="string">
            <text:p>glézA</text:p>
          </table:table-cell>
          <table:table-cell office:value-type="string">
            <text:p>hdéza</text:p>
          </table:table-cell>
          <table:table-cell office:value-type="string">
            <text:p>†gðéze</text:p>
          </table:table-cell>
          <table:table-cell office:value-type="string">
            <text:p>léze</text:p>
          </table:table-cell>
          <table:table-cell office:value-type="string">
            <text:p>†léze</text:p>
          </table:table-cell>
          <table:table-cell office:value-type="string">
            <text:p>kdéze</text:p>
          </table:table-cell>
          <table:table-cell office:value-type="string">
            <text:p>spotted</text:p>
          </table:table-cell>
          <table:table-cell table:number-columns-repeated="12"/>
        </table:table-row>
        <table:table-row table:style-name="ro1">
          <table:table-cell office:value-type="string">
            <text:p>kr</text:p>
          </table:table-cell>
          <table:table-cell office:value-type="string">
            <text:p>*krá</text:p>
          </table:table-cell>
          <table:table-cell office:value-type="string">
            <text:p>glá</text:p>
          </table:table-cell>
          <table:table-cell/>
          <table:table-cell office:value-type="string">
            <text:p>†ðigða</text:p>
          </table:table-cell>
          <table:table-cell office:value-type="string">
            <text:p>layá</text:p>
          </table:table-cell>
          <table:table-cell office:value-type="string">
            <text:p>†laða</text:p>
          </table:table-cell>
          <table:table-cell office:value-type="string">
            <text:p>kdá</text:p>
          </table:table-cell>
          <table:table-cell office:value-type="string">
            <text:p>untie</text:p>
          </table:table-cell>
          <table:table-cell table:number-columns-repeated="12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>
            <text:p>animal prefix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*wro•ka / Roka</text:p>
          </table:table-cell>
          <table:table-cell office:value-type="string">
            <text:p>bloká</text:p>
          </table:table-cell>
          <table:table-cell/>
          <table:table-cell office:value-type="string">
            <text:p>†nóga</text:p>
          </table:table-cell>
          <table:table-cell office:value-type="string">
            <text:p>dogá</text:p>
          </table:table-cell>
          <table:table-cell office:value-type="string">
            <text:p>†toká</text:p>
          </table:table-cell>
          <table:table-cell office:value-type="string">
            <text:p>tóka</text:p>
          </table:table-cell>
          <table:table-cell office:value-type="string">
            <text:p>male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string">
            <text:p>blé</text:p>
          </table:table-cell>
          <table:table-cell office:value-type="string">
            <text:p>“mdé”</text:p>
          </table:table-cell>
          <table:table-cell office:value-type="string">
            <text:p>né</text:p>
          </table:table-cell>
          <table:table-cell office:value-type="string">
            <text:p>ǰé</text:p>
          </table:table-cell>
          <table:table-cell office:value-type="string">
            <text:p>cé</text:p>
          </table:table-cell>
          <table:table-cell office:value-type="string">
            <text:p>té</text:p>
          </table:table-cell>
          <table:table-cell office:value-type="string">
            <text:p>lake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1"/>
          <table:table-cell table:style-name="ce1" office:value-type="string">
            <text:p>Lakhota</text:p>
          </table:table-cell>
          <table:table-cell office:value-type="string">
            <text:p>Winnebago</text:p>
          </table:table-cell>
          <table:table-cell office:value-type="string">
            <text:p>Chiwere</text:p>
          </table:table-cell>
          <table:table-cell office:value-type="string">
            <text:p>Omaha</text:p>
          </table:table-cell>
          <table:table-cell office:value-type="string">
            <text:p>Osage</text:p>
          </table:table-cell>
          <table:table-cell office:value-type="string">
            <text:p>Kansa</text:p>
          </table:table-cell>
          <table:table-cell office:value-type="string">
            <text:p>Quapaw</text:p>
          </table:table-cell>
          <table:table-cell office:value-type="string">
            <text:p>Ofo</text:p>
          </table:table-cell>
          <table:table-cell table:formula="of:=CONCATENATE([.A65];&quot; &amp;&quot;)" office:value-type="string" office:string-value=" &amp;">
            <text:p><text:s/>&amp;</text:p>
          </table:table-cell>
          <table:table-cell table:formula="of:=CONCATENATE([.B65];&quot; &amp;&quot;)" office:value-type="string" office:string-value=" &amp;">
            <text:p><text:s/>&amp;</text:p>
          </table:table-cell>
          <table:table-cell table:formula="of:=CONCATENATE([.C65];&quot; &amp;&quot;)" office:value-type="string" office:string-value="Lakhota &amp;">
            <text:p>Lakhota &amp;</text:p>
          </table:table-cell>
          <table:table-cell table:formula="of:=CONCATENATE([.D65];&quot; &amp;&quot;)" office:value-type="string" office:string-value="Winnebago &amp;">
            <text:p>Winnebago &amp;</text:p>
          </table:table-cell>
          <table:table-cell table:formula="of:=CONCATENATE([.E65];&quot; &amp;&quot;)" office:value-type="string" office:string-value="Chiwere &amp;">
            <text:p>Chiwere &amp;</text:p>
          </table:table-cell>
          <table:table-cell table:formula="of:=CONCATENATE([.F65];&quot; &amp;&quot;)" office:value-type="string" office:string-value="Omaha &amp;">
            <text:p>Omaha &amp;</text:p>
          </table:table-cell>
          <table:table-cell table:formula="of:=CONCATENATE([.G65];&quot; &amp;&quot;)" office:value-type="string" office:string-value="Osage &amp;">
            <text:p>Osage &amp;</text:p>
          </table:table-cell>
          <table:table-cell table:formula="of:=CONCATENATE([.H65];&quot; &amp;&quot;)" office:value-type="string" office:string-value="Kansa &amp;">
            <text:p>Kansa &amp;</text:p>
          </table:table-cell>
          <table:table-cell table:formula="of:=CONCATENATE([.I65];&quot; &amp;&quot;)" office:value-type="string" office:string-value="Quapaw &amp;">
            <text:p>Quapaw &amp;</text:p>
          </table:table-cell>
          <table:table-cell table:formula="of:=CONCATENATE([.J65];&quot; &amp;&quot;)" office:value-type="string" office:string-value="Ofo &amp;">
            <text:p>Ofo &amp;</text:p>
          </table:table-cell>
          <table:table-cell office:value-type="string">
            <text:p>\\</text:p>
          </table:table-cell>
        </table:table-row>
        <table:table-row table:style-name="ro1">
          <table:table-cell table:style-name="ce1" office:value-type="string">
            <text:p>1sg.A</text:p>
          </table:table-cell>
          <table:table-cell office:value-type="string">
            <text:p>*wR-</text:p>
          </table:table-cell>
          <table:table-cell office:value-type="string">
            <text:p>blÁ</text:p>
          </table:table-cell>
          <table:table-cell office:value-type="string">
            <text:p>tée</text:p>
          </table:table-cell>
          <table:table-cell office:value-type="string">
            <text:p>hajé</text:p>
          </table:table-cell>
          <table:table-cell office:value-type="string">
            <text:p>bðe</text:p>
          </table:table-cell>
          <table:table-cell office:value-type="string">
            <text:p>brée</text:p>
          </table:table-cell>
          <table:table-cell office:value-type="string">
            <text:p>bne</text:p>
          </table:table-cell>
          <table:table-cell office:value-type="string">
            <text:p>bde</text:p>
          </table:table-cell>
          <table:table-cell office:value-type="string">
            <text:p>até˙kna</text:p>
          </table:table-cell>
          <table:table-cell table:formula="of:=CONCATENATE([.A66];&quot; &amp;&quot;)" office:value-type="string" office:string-value="1sg.A &amp;">
            <text:p>1sg.A &amp;</text:p>
          </table:table-cell>
          <table:table-cell table:formula="of:=CONCATENATE(&quot;\ipa{&quot;;[.B66];&quot;} &amp;&quot;)" office:value-type="string" office:string-value="\ipa{*wR-} &amp;">
            <text:p>\ipa{*wR-} &amp;</text:p>
          </table:table-cell>
          <table:table-cell table:formula="of:=CONCATENATE(&quot;\ipa{&quot;;[.C66];&quot;} &amp;&quot;)" office:value-type="string" office:string-value="\ipa{blÁ} &amp;">
            <text:p>\ipa{blÁ} &amp;</text:p>
          </table:table-cell>
          <table:table-cell table:formula="of:=CONCATENATE(&quot;\ipa{&quot;;[.D66];&quot;} &amp;&quot;)" office:value-type="string" office:string-value="\ipa{tée} &amp;">
            <text:p>\ipa{tée} &amp;</text:p>
          </table:table-cell>
          <table:table-cell table:formula="of:=CONCATENATE(&quot;\ipa{&quot;;[.E66];&quot;} &amp;&quot;)" office:value-type="string" office:string-value="\ipa{hajé} &amp;">
            <text:p>\ipa{hajé} &amp;</text:p>
          </table:table-cell>
          <table:table-cell table:formula="of:=CONCATENATE(&quot;\ipa{&quot;;[.F66];&quot;} &amp;&quot;)" office:value-type="string" office:string-value="\ipa{bðe} &amp;">
            <text:p>\ipa{bðe} &amp;</text:p>
          </table:table-cell>
          <table:table-cell table:formula="of:=CONCATENATE(&quot;\ipa{&quot;;[.G66];&quot;} &amp;&quot;)" office:value-type="string" office:string-value="\ipa{brée} &amp;">
            <text:p>\ipa{brée} &amp;</text:p>
          </table:table-cell>
          <table:table-cell table:formula="of:=CONCATENATE(&quot;\ipa{&quot;;[.H66];&quot;} &amp;&quot;)" office:value-type="string" office:string-value="\ipa{bne} &amp;">
            <text:p>\ipa{bne} &amp;</text:p>
          </table:table-cell>
          <table:table-cell table:formula="of:=CONCATENATE(&quot;\ipa{&quot;;[.I66];&quot;} &amp;&quot;)" office:value-type="string" office:string-value="\ipa{bde} &amp;">
            <text:p>\ipa{bde} &amp;</text:p>
          </table:table-cell>
          <table:table-cell table:formula="of:=CONCATENATE(&quot;\ipa{&quot;;[.J66];&quot;} &amp;&quot;)" office:value-type="string" office:string-value="\ipa{até˙kna} &amp;">
            <text:p>\ipa{até˙kna} &amp;</text:p>
          </table:table-cell>
          <table:table-cell office:value-type="string">
            <text:p>\\</text:p>
          </table:table-cell>
        </table:table-row>
        <table:table-row table:style-name="ro5">
          <table:table-cell table:style-name="ce1" office:value-type="string">
            <text:p>2sg.A</text:p>
          </table:table-cell>
          <table:table-cell office:value-type="string">
            <text:p>*yR-</text:p>
          </table:table-cell>
          <table:table-cell office:value-type="string">
            <text:p>lÁ</text:p>
          </table:table-cell>
          <table:table-cell office:value-type="string">
            <text:p>šeré</text:p>
          </table:table-cell>
          <table:table-cell office:value-type="string">
            <text:p>slé</text:p>
          </table:table-cell>
          <table:table-cell office:value-type="string">
            <text:p>šne</text:p>
          </table:table-cell>
          <table:table-cell office:value-type="string">
            <text:p>šcée</text:p>
          </table:table-cell>
          <table:table-cell table:style-name="ce5" office:value-type="string">
            <text:p>hne</text:p>
          </table:table-cell>
          <table:table-cell office:value-type="string">
            <text:p>tte</text:p>
          </table:table-cell>
          <table:table-cell office:value-type="string">
            <text:p>šté˙kna</text:p>
          </table:table-cell>
          <table:table-cell table:formula="of:=CONCATENATE([.A67];&quot; &amp;&quot;)" office:value-type="string" office:string-value="2sg.A &amp;">
            <text:p>2sg.A &amp;</text:p>
          </table:table-cell>
          <table:table-cell table:formula="of:=CONCATENATE(&quot;\ipa{&quot;;[.B67];&quot;} &amp;&quot;)" office:value-type="string" office:string-value="\ipa{*yR-} &amp;">
            <text:p>\ipa{*yR-} &amp;</text:p>
          </table:table-cell>
          <table:table-cell table:formula="of:=CONCATENATE(&quot;\ipa{&quot;;[.C67];&quot;} &amp;&quot;)" office:value-type="string" office:string-value="\ipa{lÁ} &amp;">
            <text:p>\ipa{lÁ} &amp;</text:p>
          </table:table-cell>
          <table:table-cell table:formula="of:=CONCATENATE(&quot;\ipa{&quot;;[.D67];&quot;} &amp;&quot;)" office:value-type="string" office:string-value="\ipa{šeré} &amp;">
            <text:p>\ipa{šeré} &amp;</text:p>
          </table:table-cell>
          <table:table-cell table:formula="of:=CONCATENATE(&quot;\ipa{&quot;;[.E67];&quot;} &amp;&quot;)" office:value-type="string" office:string-value="\ipa{slé} &amp;">
            <text:p>\ipa{slé} &amp;</text:p>
          </table:table-cell>
          <table:table-cell table:formula="of:=CONCATENATE(&quot;\ipa{&quot;;[.F67];&quot;} &amp;&quot;)" office:value-type="string" office:string-value="\ipa{šne} &amp;">
            <text:p>\ipa{šne} &amp;</text:p>
          </table:table-cell>
          <table:table-cell table:formula="of:=CONCATENATE(&quot;\ipa{&quot;;[.G67];&quot;} &amp;&quot;)" office:value-type="string" office:string-value="\ipa{šcée} &amp;">
            <text:p>\ipa{šcée} &amp;</text:p>
          </table:table-cell>
          <table:table-cell table:formula="of:=CONCATENATE(&quot;\ipa{&quot;;[.H67];&quot;} &amp;&quot;)" office:value-type="string" office:string-value="\ipa{hne} &amp;">
            <text:p>\ipa{hne} &amp;</text:p>
          </table:table-cell>
          <table:table-cell table:formula="of:=CONCATENATE(&quot;\ipa{&quot;;[.I67];&quot;} &amp;&quot;)" office:value-type="string" office:string-value="\ipa{tte} &amp;">
            <text:p>\ipa{tte} &amp;</text:p>
          </table:table-cell>
          <table:table-cell table:formula="of:=CONCATENATE(&quot;\ipa{&quot;;[.J67];&quot;} &amp;&quot;)" office:value-type="string" office:string-value="\ipa{šté˙kna} &amp;">
            <text:p>\ipa{šté˙kna} &amp;</text:p>
          </table:table-cell>
          <table:table-cell office:value-type="string">
            <text:p>\\</text:p>
          </table:table-cell>
        </table:table-row>
        <table:table-row table:style-name="ro1">
          <table:table-cell table:style-name="ce1" office:value-type="string">
            <text:p>base</text:p>
          </table:table-cell>
          <table:table-cell office:value-type="string">
            <text:p>*r-</text:p>
          </table:table-cell>
          <table:table-cell office:value-type="string">
            <text:p>yÁ</text:p>
          </table:table-cell>
          <table:table-cell office:value-type="string">
            <text:p>rée</text:p>
          </table:table-cell>
          <table:table-cell office:value-type="string">
            <text:p>lé</text:p>
          </table:table-cell>
          <table:table-cell office:value-type="string">
            <text:p>ðé</text:p>
          </table:table-cell>
          <table:table-cell office:value-type="string">
            <text:p>ðée</text:p>
          </table:table-cell>
          <table:table-cell office:value-type="string">
            <text:p>yé</text:p>
          </table:table-cell>
          <table:table-cell office:value-type="string">
            <text:p>dé</text:p>
          </table:table-cell>
          <table:table-cell office:value-type="string">
            <text:p>té˙kna</text:p>
          </table:table-cell>
          <table:table-cell table:formula="of:=CONCATENATE([.A68];&quot; &amp;&quot;)" office:value-type="string" office:string-value="base &amp;">
            <text:p>base &amp;</text:p>
          </table:table-cell>
          <table:table-cell table:formula="of:=CONCATENATE(&quot;\ipa{&quot;;[.B68];&quot;} &amp;&quot;)" office:value-type="string" office:string-value="\ipa{*r-} &amp;">
            <text:p>\ipa{*r-} &amp;</text:p>
          </table:table-cell>
          <table:table-cell table:formula="of:=CONCATENATE(&quot;\ipa{&quot;;[.C68];&quot;} &amp;&quot;)" office:value-type="string" office:string-value="\ipa{yÁ} &amp;">
            <text:p>\ipa{yÁ} &amp;</text:p>
          </table:table-cell>
          <table:table-cell table:formula="of:=CONCATENATE(&quot;\ipa{&quot;;[.D68];&quot;} &amp;&quot;)" office:value-type="string" office:string-value="\ipa{rée} &amp;">
            <text:p>\ipa{rée} &amp;</text:p>
          </table:table-cell>
          <table:table-cell table:formula="of:=CONCATENATE(&quot;\ipa{&quot;;[.E68];&quot;} &amp;&quot;)" office:value-type="string" office:string-value="\ipa{lé} &amp;">
            <text:p>\ipa{lé} &amp;</text:p>
          </table:table-cell>
          <table:table-cell table:formula="of:=CONCATENATE(&quot;\ipa{&quot;;[.F68];&quot;} &amp;&quot;)" office:value-type="string" office:string-value="\ipa{ðé} &amp;">
            <text:p>\ipa{ðé} &amp;</text:p>
          </table:table-cell>
          <table:table-cell table:formula="of:=CONCATENATE(&quot;\ipa{&quot;;[.G68];&quot;} &amp;&quot;)" office:value-type="string" office:string-value="\ipa{ðée} &amp;">
            <text:p>\ipa{ðée} &amp;</text:p>
          </table:table-cell>
          <table:table-cell table:formula="of:=CONCATENATE(&quot;\ipa{&quot;;[.H68];&quot;} &amp;&quot;)" office:value-type="string" office:string-value="\ipa{yé} &amp;">
            <text:p>\ipa{yé} &amp;</text:p>
          </table:table-cell>
          <table:table-cell table:formula="of:=CONCATENATE(&quot;\ipa{&quot;;[.I68];&quot;} &amp;&quot;)" office:value-type="string" office:string-value="\ipa{dé} &amp;">
            <text:p>\ipa{dé} &amp;</text:p>
          </table:table-cell>
          <table:table-cell table:formula="of:=CONCATENATE(&quot;\ipa{&quot;;[.J68];&quot;} &amp;&quot;)" office:value-type="string" office:string-value="\ipa{té˙kna} &amp;">
            <text:p>\ipa{té˙kna} &amp;</text:p>
          </table:table-cell>
          <table:table-cell office:value-type="string">
            <text:p>\\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1"/>
          <table:table-cell table:number-columns-repeated="19"/>
        </table:table-row>
        <table:table-row table:style-name="ro1">
          <table:table-cell/>
          <table:table-cell table:style-name="ce1"/>
          <table:table-cell table:number-columns-repeated="1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1" svg:font-family="Gentium"/>
    <style:font-face style:name="TimesNewRomanPSMT-Identity-H" svg:font-family="TimesNewRomanPSMT-Identity-H"/>
    <style:font-face style:name="F" svg:font-family="" style:font-family-generic="roman"/>
    <style:font-face style:name="Gentium" svg:font-family="Gentium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31/10/2014</text:date>, <text:time>15:2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10-31T09:58:59.15</meta:creation-date>
    <dc:date>2014-10-31T15:25:07.87</dc:date>
    <meta:editing-duration>PT05H20M32S</meta:editing-duration>
    <meta:editing-cycles>47</meta:editing-cycles>
    <meta:generator>OpenOffice.org/3.0$Win32 OpenOffice.org_project/300m15$Build-9379</meta:generator>
    <meta:document-statistic meta:table-count="3" meta:cell-count="700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